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/>
    </style:style>
    <style:style style:name="ce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fo:color="#FF0000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_21315__20998__20301__91_0_93_" style:data-style-name="N51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/>
    </style:style>
    <style:style style:name="ce20" style:family="table-cell" style:parent-style-name="Default" style:data-style-name="N52">
      <style:table-cell-properties style:vertical-align="automatic"/>
    </style:style>
    <style:style style:name="ce21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22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6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1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4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</style:style>
    <style:style style:name="ce37" style:family="table-cell" style:parent-style-name="Default" style:data-style-name="N53">
      <style:table-cell-properties style:vertical-align="middle"/>
      <style:text-properties fo:color="#0000FF" style:font-name="Times New Roman" style:font-name-asian="Times New Roman" style:font-name-complex="Times New Roman"/>
    </style:style>
    <style:style style:name="ce38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Default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Default" style:data-style-name="N53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56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Default" style:data-style-name="N56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8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5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8" style:family="table-cell" style:parent-style-name="Default" style:data-style-name="N0">
      <style:table-cell-properties fo:background-color="transparent"/>
    </style:style>
    <style:style style:name="ce99" style:family="table-cell" style:parent-style-name="Default" style:data-style-name="N0"/>
    <style:style style:name="ce10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Times New Roman" style:font-name-asian="Times New Roman" style:font-name-complex="Times New Roman"/>
    </style:style>
    <style:style style:name="ce101" style:family="table-cell" style:parent-style-name="Default" style:data-style-name="N0"/>
    <style:style style:name="ce10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0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6" style:family="table-cell" style:parent-style-name="Default" style:data-style-name="N58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8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9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0" style:family="table-cell" style:parent-style-name="_21315__20998__20301_" style:data-style-name="N58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55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13" style:family="table-cell" style:parent-style-name="_21315__20998__20301__91_0_93__96-09" style:data-style-name="N5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_21315__20998__20301_" style:data-style-name="N5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_21315__20998__20301_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_96-09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/>
    </style:style>
    <style:style style:name="ce123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25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2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27" style:family="table-cell" style:parent-style-name="Default" style:data-style-name="N54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28" style:family="table-cell" style:parent-style-name="Default" style:data-style-name="N55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30" style:family="table-cell" style:parent-style-name="Default" style:data-style-name="N54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54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Default" style:data-style-name="N55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57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3" style:family="table-cell" style:parent-style-name="_21315__20998__20301_" style:data-style-name="N54">
      <style:table-cell-properties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" style:data-style-name="N55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6" style:family="table-cell" style:parent-style-name="_21315__20998__20301_" style:data-style-name="N57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0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5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5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57" style:family="table-cell" style:parent-style-name="_21315__20998__20301__91_0_93_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F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8.45pt" style:use-optimal-row-height="false" fo:break-before="auto"/>
    </style:style>
    <style:style style:name="ro12" style:family="table-row">
      <style:table-row-properties style:row-height="17.4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6.05pt" style:use-optimal-row-height="false" fo:break-before="auto"/>
    </style:style>
    <style:style style:name="ro15" style:family="table-row">
      <style:table-row-properties style:row-height="40.35pt" style:use-optimal-row-height="false" fo:break-before="auto"/>
    </style:style>
    <style:style style:name="ro16" style:family="table-row">
      <style:table-row-properties style:row-height="37.2pt" style:use-optimal-row-height="false" fo:break-before="auto"/>
    </style:style>
    <style:style style:name="ro17" style:family="table-row">
      <style:table-row-properties style:row-height="16.2pt" style:use-optimal-row-height="tru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21.45pt" style:use-optimal-row-height="false" fo:break-before="auto"/>
    </style:style>
    <style:style style:name="ro20" style:family="table-row">
      <style:table-row-properties style:row-height="22.0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25.95pt" style:use-optimal-row-height="false" fo:break-before="auto"/>
    </style:style>
    <style:style style:name="ro24" style:family="table-row">
      <style:table-row-properties style:row-height="18pt" style:use-optimal-row-height="false" fo:break-before="auto"/>
    </style:style>
    <style:style style:name="ro25" style:family="table-row">
      <style:table-row-properties style:row-height="20.1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97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5"/>
        </table:table-row>
        <table:table-row table:style-name="ro2">
          <table:table-cell table:style-name="ce94"/>
          <table:table-cell table:number-columns-repeated="9" table:style-name="ce93"/>
          <table:table-cell office:value-type="string" table:style-name="ce92">
            <text:p><text:s text:c="10"/>單位：平方公里；個；戶；人</text:p>
          </table:table-cell>
          <table:table-cell table:style-name="ce91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59">
            <text:p><text:s/>年<text:span text:style-name="T1"><text:s/></text:span>月<text:span text:style-name="T1"><text:s/>底<text:s/></text:span>別</text:p>
          </table:table-cell>
          <table:table-cell office:value-type="string" table:style-name="ce89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8">
            <text:p>鄉鎮</text:p>
          </table:table-cell>
          <table:table-cell office:value-type="string" table:number-columns-spanned="1" table:number-rows-spanned="2" table:style-name="ce160">
            <text:p>村里數</text:p>
          </table:table-cell>
          <table:table-cell office:value-type="string" table:number-columns-spanned="1" table:number-rows-spanned="2" table:style-name="ce160">
            <text:p>鄰<text:span text:style-name="T3"><text:s text:c="2"/></text:span>數</text:p>
          </table:table-cell>
          <table:table-cell office:value-type="string" table:number-columns-spanned="1" table:number-rows-spanned="2" table:style-name="ce160">
            <text:p>戶<text:span text:style-name="T3"><text:s text:c="2"/></text:span>數</text:p>
          </table:table-cell>
          <table:table-cell office:value-type="string" table:number-columns-spanned="3" table:number-rows-spanned="1" table:style-name="ce160">
            <text:p>人　　口　　數</text:p>
          </table:table-cell>
          <table:covered-table-cell table:number-columns-repeated="2"/>
          <table:table-cell office:value-type="string" table:style-name="ce84">
            <text:p>性別比例<text:span text:style-name="T3"><text:s/>(<text:s/></text:span>每百</text:p>
          </table:table-cell>
          <table:table-cell office:value-type="string" table:style-name="ce83">
            <text:p>人口密度 ( 每平</text:p>
          </table:table-cell>
          <table:table-cell office:value-type="string" table:style-name="ce82">
            <text:p>戶<text:span text:style-name="T1"><text:s/></text:span>量<text:span text:style-name="T1"><text:s/>(<text:s/></text:span>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80">
            <text:p>( 平方公里 )</text:p>
          </table:table-cell>
          <table:table-cell office:value-type="string" table:style-name="ce79">
            <text:p>市區數</text:p>
          </table:table-cell>
          <table:covered-table-cell/>
          <table:covered-table-cell/>
          <table:covered-table-cell/>
          <table:table-cell office:value-type="string" table:style-name="ce77">
            <text:p>總<text:span text:style-name="T3"><text:s text:c="3"/></text:span>計</text:p>
          </table:table-cell>
          <table:table-cell office:value-type="string" table:style-name="ce77">
            <text:p>男</text:p>
          </table:table-cell>
          <table:table-cell office:value-type="string" table:style-name="ce76">
            <text:p>女</text:p>
          </table:table-cell>
          <table:table-cell office:value-type="string" table:style-name="ce75">
            <text:p>女子所當男子數<text:span text:style-name="T3"><text:s/>)</text:span></text:p>
          </table:table-cell>
          <table:table-cell office:value-type="string" table:style-name="ce74">
            <text:p>方公里人口數 )</text:p>
          </table:table-cell>
          <table:table-cell office:value-type="string" table:style-name="ce73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67">
            <text:p>87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65">
            <text:p><text:s text:c="3"/>369</text:p>
          </table:table-cell>
          <table:table-cell office:value-type="float" office:value="7755" table:style-name="ce65">
            <text:p><text:s text:c="3"/>7,755</text:p>
          </table:table-cell>
          <table:table-cell office:value-type="float" office:value="143104" table:style-name="ce65">
            <text:p><text:s text:c="3"/>143,104</text:p>
          </table:table-cell>
          <table:table-cell office:value-type="float" office:value="6369768" table:style-name="ce49">
            <text:p><text:s text:c="3"/>6,369,768</text:p>
          </table:table-cell>
          <table:table-cell office:value-type="float" office:value="21928591" table:style-name="ce49">
            <text:p><text:s text:c="3"/>21,928,591</text:p>
          </table:table-cell>
          <table:table-cell office:value-type="float" office:value="11243408" table:style-name="ce65">
            <text:p><text:s text:c="3"/>11,243,408</text:p>
          </table:table-cell>
          <table:table-cell office:value-type="float" office:value="10685183" table:style-name="ce72">
            <text:p><text:s text:c="3"/>10,685,183</text:p>
          </table:table-cell>
          <table:table-cell office:value-type="float" office:value="105.22" table:style-name="ce62">
            <text:p><text:s text:c="3"/>105.22</text:p>
          </table:table-cell>
          <table:table-cell office:value-type="float" office:value="605.96" table:style-name="ce62">
            <text:p><text:s text:c="3"/>605.96</text:p>
          </table:table-cell>
          <table:table-cell office:value-type="float" office:value="3.44" table:style-name="ce61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88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70">
            <text:p><text:s text:c="3"/>369</text:p>
          </table:table-cell>
          <table:table-cell office:value-type="float" office:value="7755" table:style-name="ce70">
            <text:p><text:s text:c="3"/>7,755</text:p>
          </table:table-cell>
          <table:table-cell office:value-type="float" office:value="143471" table:style-name="ce70">
            <text:p><text:s text:c="3"/>143,471</text:p>
          </table:table-cell>
          <table:table-cell office:value-type="float" office:value="6532466" table:style-name="ce71">
            <text:p><text:s text:c="3"/>6,532,466</text:p>
          </table:table-cell>
          <table:table-cell office:value-type="float" office:value="22092387" table:style-name="ce49">
            <text:p><text:s text:c="3"/>22,092,387</text:p>
          </table:table-cell>
          <table:table-cell office:value-type="float" office:value="11312728" table:style-name="ce69">
            <text:p><text:s text:c="3"/>11,312,728</text:p>
          </table:table-cell>
          <table:table-cell office:value-type="float" office:value="10779659" table:style-name="ce68">
            <text:p><text:s text:c="3"/>10,779,659</text:p>
          </table:table-cell>
          <table:table-cell office:value-type="float" office:value="104.95" table:style-name="ce62">
            <text:p><text:s text:c="3"/>104.95</text:p>
          </table:table-cell>
          <table:table-cell office:value-type="float" office:value="610.49" table:style-name="ce62">
            <text:p><text:s text:c="3"/>610.49</text:p>
          </table:table-cell>
          <table:table-cell office:value-type="float" office:value="3.38" table:style-name="ce61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89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70">
            <text:p><text:s text:c="3"/>369</text:p>
          </table:table-cell>
          <table:table-cell office:value-type="float" office:value="7756" table:style-name="ce70">
            <text:p><text:s text:c="3"/>7,756</text:p>
          </table:table-cell>
          <table:table-cell office:value-type="float" office:value="144112" table:style-name="ce70">
            <text:p><text:s text:c="3"/>144,112</text:p>
          </table:table-cell>
          <table:table-cell office:value-type="float" office:value="6681685" table:style-name="ce68">
            <text:p><text:s text:c="3"/>6,681,685</text:p>
          </table:table-cell>
          <table:table-cell office:value-type="float" office:value="22276672" table:style-name="ce49">
            <text:p><text:s text:c="3"/>22,276,672</text:p>
          </table:table-cell>
          <table:table-cell office:value-type="float" office:value="11392050" table:style-name="ce69">
            <text:p><text:s text:c="3"/>11,392,050</text:p>
          </table:table-cell>
          <table:table-cell office:value-type="float" office:value="10884622" table:style-name="ce68">
            <text:p><text:s text:c="3"/>10,884,622</text:p>
          </table:table-cell>
          <table:table-cell office:value-type="float" office:value="104.66" table:style-name="ce62">
            <text:p><text:s text:c="3"/>104.66</text:p>
          </table:table-cell>
          <table:table-cell office:value-type="float" office:value="615.58000000000004" table:style-name="ce62">
            <text:p><text:s text:c="3"/>615.58</text:p>
          </table:table-cell>
          <table:table-cell office:value-type="float" office:value="3.33" table:style-name="ce61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90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65">
            <text:p><text:s text:c="3"/>369</text:p>
          </table:table-cell>
          <table:table-cell office:value-type="float" office:value="7775" table:style-name="ce64">
            <text:p><text:s text:c="3"/>7,775</text:p>
          </table:table-cell>
          <table:table-cell office:value-type="float" office:value="145196" table:style-name="ce63">
            <text:p><text:s text:c="3"/>145,196</text:p>
          </table:table-cell>
          <table:table-cell office:value-type="float" office:value="6802281" table:style-name="ce65">
            <text:p><text:s text:c="3"/>6,802,281</text:p>
          </table:table-cell>
          <table:table-cell office:value-type="float" office:value="22405568" table:style-name="ce49">
            <text:p><text:s text:c="3"/>22,405,568</text:p>
          </table:table-cell>
          <table:table-cell office:value-type="float" office:value="11441651" table:style-name="ce64">
            <text:p><text:s text:c="3"/>11,441,651</text:p>
          </table:table-cell>
          <table:table-cell office:value-type="float" office:value="10963917" table:style-name="ce63">
            <text:p><text:s text:c="3"/>10,963,917</text:p>
          </table:table-cell>
          <table:table-cell office:value-type="float" office:value="104.36" table:style-name="ce62">
            <text:p><text:s text:c="3"/>104.36</text:p>
          </table:table-cell>
          <table:table-cell office:value-type="float" office:value="619.14" table:style-name="ce62">
            <text:p><text:s text:c="3"/>619.14</text:p>
          </table:table-cell>
          <table:table-cell office:value-type="float" office:value="3.29" table:style-name="ce61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91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65">
            <text:p><text:s text:c="3"/>369</text:p>
          </table:table-cell>
          <table:table-cell office:value-type="float" office:value="7809" table:style-name="ce64">
            <text:p><text:s text:c="3"/>7,809</text:p>
          </table:table-cell>
          <table:table-cell office:value-type="float" office:value="146266" table:style-name="ce63">
            <text:p><text:s text:c="3"/>146,266</text:p>
          </table:table-cell>
          <table:table-cell office:value-type="float" office:value="6925019" table:style-name="ce65">
            <text:p><text:s text:c="3"/>6,925,019</text:p>
          </table:table-cell>
          <table:table-cell office:value-type="float" office:value="22520776" table:style-name="ce49">
            <text:p><text:s text:c="3"/>22,520,776</text:p>
          </table:table-cell>
          <table:table-cell office:value-type="float" office:value="11485409" table:style-name="ce64">
            <text:p><text:s text:c="3"/>11,485,409</text:p>
          </table:table-cell>
          <table:table-cell office:value-type="float" office:value="11035367" table:style-name="ce63">
            <text:p><text:s text:c="3"/>11,035,367</text:p>
          </table:table-cell>
          <table:table-cell office:value-type="float" office:value="104.08" table:style-name="ce62">
            <text:p><text:s text:c="3"/>104.08</text:p>
          </table:table-cell>
          <table:table-cell office:value-type="float" office:value="622.33000000000004" table:style-name="ce62">
            <text:p><text:s text:c="3"/>622.33</text:p>
          </table:table-cell>
          <table:table-cell office:value-type="float" office:value="3.25" table:style-name="ce61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5">
            <text:p>92 年</text:p>
          </table:table-cell>
          <table:table-cell office:value-type="float" office:value="36188.035400000001" table:style-name="ce58">
            <text:p><text:s text:c="3"/>36,188.0354</text:p>
          </table:table-cell>
          <table:table-cell office:value-type="float" office:value="369" table:style-name="ce43">
            <text:p><text:s text:c="3"/>369</text:p>
          </table:table-cell>
          <table:table-cell office:value-type="float" office:value="7809" table:style-name="ce43">
            <text:p><text:s text:c="3"/>7,809</text:p>
          </table:table-cell>
          <table:table-cell office:value-type="float" office:value="145971" table:style-name="ce43">
            <text:p><text:s text:c="3"/>145,971</text:p>
          </table:table-cell>
          <table:table-cell office:value-type="float" office:value="7047168" table:style-name="ce43">
            <text:p><text:s text:c="3"/>7,047,168</text:p>
          </table:table-cell>
          <table:table-cell office:value-type="float" office:value="22604550" table:style-name="ce43">
            <text:p><text:s text:c="3"/>22,604,550</text:p>
          </table:table-cell>
          <table:table-cell office:value-type="float" office:value="11515062" table:style-name="ce41">
            <text:p><text:s text:c="3"/>11,515,062</text:p>
          </table:table-cell>
          <table:table-cell office:value-type="float" office:value="11089488" table:style-name="ce41">
            <text:p><text:s text:c="3"/>11,089,488</text:p>
          </table:table-cell>
          <table:table-cell office:value-type="float" office:value="103.84" table:style-name="ce55">
            <text:p><text:s text:c="3"/>103.84</text:p>
          </table:table-cell>
          <table:table-cell office:value-type="float" office:value="624.64" table:style-name="ce55">
            <text:p><text:s text:c="3"/>624.64</text:p>
          </table:table-cell>
          <table:table-cell office:value-type="float" office:value="3.21" table:style-name="ce38">
            <text:p><text:s text:c="3"/>3.21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3 年</text:p>
          </table:table-cell>
          <table:table-cell office:value-type="float" office:value="36188.035400000001" table:style-name="ce58">
            <text:p><text:s text:c="3"/>36,188.0354</text:p>
          </table:table-cell>
          <table:table-cell office:value-type="float" office:value="368" table:style-name="ce42">
            <text:p><text:s text:c="3"/>368</text:p>
          </table:table-cell>
          <table:table-cell office:value-type="float" office:value="7810" table:style-name="ce60">
            <text:p><text:s text:c="3"/>7,810</text:p>
          </table:table-cell>
          <table:table-cell office:value-type="float" office:value="146225" table:style-name="ce60">
            <text:p><text:s text:c="3"/>146,225</text:p>
          </table:table-cell>
          <table:table-cell office:value-type="float" office:value="7179943" table:style-name="ce42">
            <text:p><text:s text:c="3"/>7,179,943</text:p>
          </table:table-cell>
          <table:table-cell office:value-type="float" office:value="22689122" table:style-name="ce42">
            <text:p><text:s text:c="3"/>22,689,122</text:p>
          </table:table-cell>
          <table:table-cell office:value-type="float" office:value="11541585" table:style-name="ce60">
            <text:p><text:s text:c="3"/>11,541,585</text:p>
          </table:table-cell>
          <table:table-cell office:value-type="float" office:value="11147537" table:style-name="ce60">
            <text:p><text:s text:c="3"/>11,147,537</text:p>
          </table:table-cell>
          <table:table-cell office:value-type="float" office:value="103.53" table:style-name="ce55">
            <text:p><text:s text:c="3"/>103.53</text:p>
          </table:table-cell>
          <table:table-cell office:value-type="float" office:value="626.98" table:style-name="ce55">
            <text:p><text:s text:c="3"/>626.98</text:p>
          </table:table-cell>
          <table:table-cell office:value-type="float" office:value="3.16" table:style-name="ce59">
            <text:p><text:s text:c="3"/>3.1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4 年</text:p>
          </table:table-cell>
          <table:table-cell office:value-type="float" office:value="36188.035400000001" table:style-name="ce5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33" table:style-name="ce41">
            <text:p><text:s text:c="3"/>7,833</text:p>
          </table:table-cell>
          <table:table-cell office:value-type="float" office:value="146967" table:style-name="ce41">
            <text:p><text:s text:c="3"/>146,967</text:p>
          </table:table-cell>
          <table:table-cell office:value-type="float" office:value="7292879" table:style-name="ce43">
            <text:p><text:s text:c="3"/>7,292,879</text:p>
          </table:table-cell>
          <table:table-cell office:value-type="float" office:value="22770383" table:style-name="ce42">
            <text:p><text:s text:c="3"/>22,770,383</text:p>
          </table:table-cell>
          <table:table-cell office:value-type="float" office:value="11562440" table:style-name="ce41">
            <text:p><text:s text:c="3"/>11,562,440</text:p>
          </table:table-cell>
          <table:table-cell office:value-type="float" office:value="11207943" table:style-name="ce41">
            <text:p><text:s text:c="3"/>11,207,943</text:p>
          </table:table-cell>
          <table:table-cell office:value-type="float" office:value="103.16" table:style-name="ce55">
            <text:p><text:s text:c="3"/>103.16</text:p>
          </table:table-cell>
          <table:table-cell office:value-type="float" office:value="629.22" table:style-name="ce55">
            <text:p><text:s text:c="3"/>629.22</text:p>
          </table:table-cell>
          <table:table-cell office:value-type="float" office:value="3.12" table:style-name="ce59">
            <text:p><text:s text:c="3"/>3.12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5 年</text:p>
          </table:table-cell>
          <table:table-cell office:value-type="float" office:value="36188.035400000001" table:style-name="ce5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28" table:style-name="ce41">
            <text:p><text:s text:c="3"/>7,828</text:p>
          </table:table-cell>
          <table:table-cell office:value-type="float" office:value="147134" table:style-name="ce41">
            <text:p><text:s text:c="3"/>147,134</text:p>
          </table:table-cell>
          <table:table-cell office:value-type="float" office:value="7394758" table:style-name="ce43">
            <text:p><text:s text:c="3"/>7,394,758</text:p>
          </table:table-cell>
          <table:table-cell office:value-type="float" office:value="22876527" table:style-name="ce42">
            <text:p><text:s text:c="3"/>22,876,527</text:p>
          </table:table-cell>
          <table:table-cell office:value-type="float" office:value="11591707" table:style-name="ce41">
            <text:p><text:s text:c="3"/>11,591,707</text:p>
          </table:table-cell>
          <table:table-cell office:value-type="float" office:value="11284820" table:style-name="ce41">
            <text:p><text:s text:c="3"/>11,284,820</text:p>
          </table:table-cell>
          <table:table-cell office:value-type="float" office:value="102.72" table:style-name="ce55">
            <text:p><text:s text:c="3"/>102.72</text:p>
          </table:table-cell>
          <table:table-cell office:value-type="float" office:value="632.16" table:style-name="ce55">
            <text:p><text:s text:c="3"/>632.16</text:p>
          </table:table-cell>
          <table:table-cell office:value-type="float" office:value="3.09" table:style-name="ce38">
            <text:p><text:s text:c="3"/>3.09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6 年</text:p>
          </table:table-cell>
          <table:table-cell office:value-type="float" office:value="36189.505000000012" table:style-name="ce58">
            <text:p><text:s text:c="3"/>36,189.5050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26" table:style-name="ce41">
            <text:p><text:s text:c="3"/>7,826</text:p>
          </table:table-cell>
          <table:table-cell office:value-type="float" office:value="147342" table:style-name="ce41">
            <text:p><text:s text:c="3"/>147,342</text:p>
          </table:table-cell>
          <table:table-cell office:value-type="float" office:value="7512449" table:style-name="ce43">
            <text:p><text:s text:c="3"/>7,512,449</text:p>
          </table:table-cell>
          <table:table-cell office:value-type="float" office:value="22958360" table:style-name="ce42">
            <text:p><text:s text:c="3"/>22,958,360</text:p>
          </table:table-cell>
          <table:table-cell office:value-type="float" office:value="11608767" table:style-name="ce41">
            <text:p><text:s text:c="3"/>11,608,767</text:p>
          </table:table-cell>
          <table:table-cell office:value-type="float" office:value="11349593" table:style-name="ce41">
            <text:p><text:s text:c="3"/>11,349,593</text:p>
          </table:table-cell>
          <table:table-cell office:value-type="float" office:value="102.28" table:style-name="ce55">
            <text:p><text:s text:c="3"/>102.28</text:p>
          </table:table-cell>
          <table:table-cell office:value-type="float" office:value="634.39" table:style-name="ce55">
            <text:p><text:s text:c="3"/>634.39</text:p>
          </table:table-cell>
          <table:table-cell office:value-type="float" office:value="3.06" table:style-name="ce38">
            <text:p><text:s text:c="3"/>3.0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7 年</text:p>
          </table:table-cell>
          <table:table-cell office:value-type="float" office:value="36189.505000000012" table:style-name="ce58">
            <text:p><text:s text:c="3"/>36,189.5050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27" table:style-name="ce41">
            <text:p><text:s text:c="3"/>7,827</text:p>
          </table:table-cell>
          <table:table-cell office:value-type="float" office:value="147591" table:style-name="ce41">
            <text:p><text:s text:c="3"/>147,591</text:p>
          </table:table-cell>
          <table:table-cell office:value-type="float" office:value="7655772" table:style-name="ce43">
            <text:p><text:s text:c="3"/>7,655,772</text:p>
          </table:table-cell>
          <table:table-cell office:value-type="float" office:value="23037031" table:style-name="ce42">
            <text:p><text:s text:c="3"/>23,037,031</text:p>
          </table:table-cell>
          <table:table-cell office:value-type="float" office:value="11626351" table:style-name="ce41">
            <text:p><text:s text:c="3"/>11,626,351</text:p>
          </table:table-cell>
          <table:table-cell office:value-type="float" office:value="11410680" table:style-name="ce41">
            <text:p><text:s text:c="3"/>11,410,680</text:p>
          </table:table-cell>
          <table:table-cell office:value-type="float" office:value="101.89" table:style-name="ce55">
            <text:p><text:s text:c="3"/>101.89</text:p>
          </table:table-cell>
          <table:table-cell office:value-type="float" office:value="636.57000000000005" table:style-name="ce55">
            <text:p><text:s text:c="3"/>636.57</text:p>
          </table:table-cell>
          <table:table-cell office:value-type="float" office:value="3.01" table:style-name="ce38">
            <text:p><text:s text:c="3"/>3.01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8 年</text:p>
          </table:table-cell>
          <table:table-cell office:value-type="float" office:value="36191.466699999997" table:style-name="ce57">
            <text:p><text:s text:c="3"/>36,191.4667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34" table:style-name="ce41">
            <text:p><text:s text:c="3"/>7,834</text:p>
          </table:table-cell>
          <table:table-cell office:value-type="float" office:value="147863" table:style-name="ce56">
            <text:p><text:s text:c="3"/>147,863</text:p>
          </table:table-cell>
          <table:table-cell office:value-type="float" office:value="7805834" table:style-name="ce43">
            <text:p><text:s text:c="3"/>7,805,834</text:p>
          </table:table-cell>
          <table:table-cell office:value-type="float" office:value="23119772" table:style-name="ce42">
            <text:p><text:s text:c="3"/>23,119,772</text:p>
          </table:table-cell>
          <table:table-cell office:value-type="float" office:value="11636734" table:style-name="ce41">
            <text:p><text:s text:c="3"/>11,636,734</text:p>
          </table:table-cell>
          <table:table-cell office:value-type="float" office:value="11483038" table:style-name="ce41">
            <text:p><text:s text:c="3"/>11,483,038</text:p>
          </table:table-cell>
          <table:table-cell office:value-type="float" office:value="101.34" table:style-name="ce55">
            <text:p><text:s text:c="3"/>101.34</text:p>
          </table:table-cell>
          <table:table-cell office:value-type="float" office:value="638.82000000000005" table:style-name="ce55">
            <text:p><text:s text:c="3"/>638.82</text:p>
          </table:table-cell>
          <table:table-cell office:value-type="float" office:value="2.96" table:style-name="ce38">
            <text:p><text:s text:c="3"/>2.9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9 年</text:p>
          </table:table-cell>
          <table:table-cell office:value-type="float" office:value="36191.466700000012" table:style-name="ce57">
            <text:p><text:s text:c="3"/>36,191.4667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35" table:style-name="ce41">
            <text:p><text:s text:c="3"/>7,835</text:p>
          </table:table-cell>
          <table:table-cell office:value-type="float" office:value="147877" table:style-name="ce56">
            <text:p><text:s text:c="3"/>147,877</text:p>
          </table:table-cell>
          <table:table-cell office:value-type="float" office:value="7937024" table:style-name="ce43">
            <text:p><text:s text:c="3"/>7,937,024</text:p>
          </table:table-cell>
          <table:table-cell office:value-type="float" office:value="23162123" table:style-name="ce42">
            <text:p><text:s text:c="3"/>23,162,123</text:p>
          </table:table-cell>
          <table:table-cell office:value-type="float" office:value="11635225" table:style-name="ce41">
            <text:p><text:s text:c="3"/>11,635,225</text:p>
          </table:table-cell>
          <table:table-cell office:value-type="float" office:value="11526898" table:style-name="ce41">
            <text:p><text:s text:c="3"/>11,526,898</text:p>
          </table:table-cell>
          <table:table-cell office:value-type="float" office:value="100.94" table:style-name="ce55">
            <text:p><text:s text:c="3"/>100.94</text:p>
          </table:table-cell>
          <table:table-cell office:value-type="float" office:value="639.99" table:style-name="ce55">
            <text:p><text:s text:c="3"/>639.99</text:p>
          </table:table-cell>
          <table:table-cell office:value-type="float" office:value="2.92" table:style-name="ce38">
            <text:p><text:s text:c="3"/>2.92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33">
            <text:p>100 年</text:p>
          </table:table-cell>
          <table:table-cell office:value-type="float" office:value="36192.815499999997" table:style-name="ce52">
            <text:p><text:s text:c="3"/>36,192.8155</text:p>
          </table:table-cell>
          <table:table-cell office:value-type="float" office:value="368" table:style-name="ce50">
            <text:p><text:s text:c="3"/>368</text:p>
          </table:table-cell>
          <table:table-cell office:value-type="float" office:value="7835" table:style-name="ce48">
            <text:p><text:s text:c="3"/>7,835</text:p>
          </table:table-cell>
          <table:table-cell office:value-type="float" office:value="147828" table:style-name="ce53">
            <text:p><text:s text:c="3"/>147,828</text:p>
          </table:table-cell>
          <table:table-cell office:value-type="float" office:value="8057761" table:style-name="ce50">
            <text:p><text:s text:c="3"/>8,057,761</text:p>
          </table:table-cell>
          <table:table-cell office:value-type="float" office:value="23224912" table:style-name="ce49">
            <text:p><text:s text:c="3"/>23,224,912</text:p>
          </table:table-cell>
          <table:table-cell office:value-type="float" office:value="11645674" table:style-name="ce48">
            <text:p><text:s text:c="3"/>11,645,674</text:p>
          </table:table-cell>
          <table:table-cell office:value-type="float" office:value="11579238" table:style-name="ce48">
            <text:p><text:s text:c="3"/>11,579,238</text:p>
          </table:table-cell>
          <table:table-cell office:value-type="float" office:value="100.57" table:style-name="ce54">
            <text:p><text:s text:c="3"/>100.57</text:p>
          </table:table-cell>
          <table:table-cell office:value-type="float" office:value="641.70000000000005" table:style-name="ce54">
            <text:p><text:s text:c="3"/>641.70</text:p>
          </table:table-cell>
          <table:table-cell office:value-type="float" office:value="2.88" table:style-name="ce46">
            <text:p><text:s text:c="3"/>2.88</text:p>
          </table:table-cell>
          <table:table-cell table:number-columns-repeated="16372" table:style-name="ce35"/>
        </table:table-row>
        <table:table-row table:style-name="ro5">
          <table:table-cell office:value-type="string" table:style-name="ce33">
            <text:p>101 年</text:p>
          </table:table-cell>
          <table:table-cell office:value-type="float" office:value="36192.815499999997" table:style-name="ce52">
            <text:p><text:s text:c="3"/>36,192.8155</text:p>
          </table:table-cell>
          <table:table-cell office:value-type="float" office:value="368" table:style-name="ce50">
            <text:p><text:s text:c="3"/>368</text:p>
          </table:table-cell>
          <table:table-cell office:value-type="float" office:value="7835" table:style-name="ce48">
            <text:p><text:s text:c="3"/>7,835</text:p>
          </table:table-cell>
          <table:table-cell office:value-type="float" office:value="148358" table:style-name="ce53">
            <text:p><text:s text:c="3"/>148,358</text:p>
          </table:table-cell>
          <table:table-cell office:value-type="float" office:value="8186432" table:style-name="ce50">
            <text:p><text:s text:c="3"/>8,186,432</text:p>
          </table:table-cell>
          <table:table-cell office:value-type="float" office:value="23315822" table:style-name="ce49">
            <text:p><text:s text:c="3"/>23,315,822</text:p>
          </table:table-cell>
          <table:table-cell office:value-type="float" office:value="11673319" table:style-name="ce48">
            <text:p><text:s text:c="3"/>11,673,319</text:p>
          </table:table-cell>
          <table:table-cell office:value-type="float" office:value="11642503" table:style-name="ce48">
            <text:p><text:s text:c="3"/>11,642,503</text:p>
          </table:table-cell>
          <table:table-cell office:value-type="float" office:value="100.26" table:style-name="ce47">
            <text:p><text:s text:c="3"/>100.26</text:p>
          </table:table-cell>
          <table:table-cell office:value-type="float" office:value="644.21" table:style-name="ce47">
            <text:p><text:s text:c="3"/>644.21</text:p>
          </table:table-cell>
          <table:table-cell office:value-type="float" office:value="2.85" table:style-name="ce46">
            <text:p><text:s text:c="3"/>2.85</text:p>
          </table:table-cell>
          <table:table-cell table:style-name="ce20"/>
          <table:table-cell table:number-columns-repeated="16371" table:style-name="ce35"/>
        </table:table-row>
        <table:table-row table:style-name="ro6">
          <table:table-cell office:value-type="string" table:style-name="ce33">
            <text:p>102 年</text:p>
          </table:table-cell>
          <table:table-cell office:value-type="float" office:value="36192.815499999997" table:style-name="ce52">
            <text:p><text:s text:c="3"/>36,192.8155</text:p>
          </table:table-cell>
          <table:table-cell office:value-type="float" office:value="368" table:style-name="ce50">
            <text:p><text:s text:c="3"/>368</text:p>
          </table:table-cell>
          <table:table-cell office:value-type="float" office:value="7839" table:style-name="ce48">
            <text:p><text:s text:c="3"/>7,839</text:p>
          </table:table-cell>
          <table:table-cell office:value-type="float" office:value="148587" table:style-name="ce48">
            <text:p><text:s text:c="3"/>148,587</text:p>
          </table:table-cell>
          <table:table-cell office:value-type="float" office:value="8286260" table:style-name="ce50">
            <text:p><text:s text:c="3"/>8,286,260</text:p>
          </table:table-cell>
          <table:table-cell office:value-type="float" office:value="23373517" table:style-name="ce49">
            <text:p><text:s text:c="3"/>23,373,517</text:p>
          </table:table-cell>
          <table:table-cell office:value-type="float" office:value="11684674" table:style-name="ce48">
            <text:p><text:s text:c="3"/>11,684,674</text:p>
          </table:table-cell>
          <table:table-cell office:value-type="float" office:value="11688843" table:style-name="ce48">
            <text:p><text:s text:c="3"/>11,688,843</text:p>
          </table:table-cell>
          <table:table-cell office:value-type="float" office:value="99.96" table:style-name="ce47">
            <text:p><text:s text:c="3"/>99.96</text:p>
          </table:table-cell>
          <table:table-cell office:value-type="float" office:value="645.80999999999995" table:style-name="ce47">
            <text:p><text:s text:c="3"/>645.81</text:p>
          </table:table-cell>
          <table:table-cell office:value-type="float" office:value="2.82" table:style-name="ce46">
            <text:p><text:s text:c="3"/>2.82</text:p>
          </table:table-cell>
          <table:table-cell table:number-columns-repeated="3" table:style-name="ce37"/>
          <table:table-cell table:style-name="ce36"/>
          <table:table-cell table:number-columns-repeated="16368" table:style-name="ce35"/>
        </table:table-row>
        <table:table-row table:style-name="ro7">
          <table:table-cell office:value-type="string" table:style-name="ce33">
            <text:p>103 年</text:p>
          </table:table-cell>
          <table:table-cell office:value-type="float" office:value="36192.815499999997" table:style-name="ce51">
            <text:p><text:s text:c="3"/>36,192.8155</text:p>
          </table:table-cell>
          <table:table-cell office:value-type="float" office:value="368" table:style-name="ce50">
            <text:p><text:s text:c="3"/>368</text:p>
          </table:table-cell>
          <table:table-cell office:value-type="float" office:value="7851" table:style-name="ce48">
            <text:p><text:s text:c="3"/>7,851</text:p>
          </table:table-cell>
          <table:table-cell office:value-type="float" office:value="147785" table:style-name="ce48">
            <text:p><text:s text:c="3"/>147,785</text:p>
          </table:table-cell>
          <table:table-cell office:value-type="float" office:value="8382699" table:style-name="ce50">
            <text:p><text:s text:c="3"/>8,382,699</text:p>
          </table:table-cell>
          <table:table-cell office:value-type="float" office:value="23433753" table:style-name="ce49">
            <text:p><text:s text:c="3"/>23,433,753</text:p>
          </table:table-cell>
          <table:table-cell office:value-type="float" office:value="11697971" table:style-name="ce48">
            <text:p><text:s text:c="3"/>11,697,971</text:p>
          </table:table-cell>
          <table:table-cell office:value-type="float" office:value="11735782" table:style-name="ce48">
            <text:p><text:s text:c="3"/>11,735,782</text:p>
          </table:table-cell>
          <table:table-cell office:value-type="float" office:value="99.68" table:style-name="ce47">
            <text:p><text:s text:c="3"/>99.68</text:p>
          </table:table-cell>
          <table:table-cell office:value-type="float" office:value="647.47" table:style-name="ce47">
            <text:p><text:s text:c="3"/>647.47</text:p>
          </table:table-cell>
          <table:table-cell office:value-type="float" office:value="2.8" table:style-name="ce46">
            <text:p><text:s text:c="3"/>2.80</text:p>
          </table:table-cell>
          <table:table-cell table:number-columns-repeated="3" table:style-name="ce37"/>
          <table:table-cell table:style-name="ce36"/>
          <table:table-cell table:number-columns-repeated="16368" table:style-name="ce35"/>
        </table:table-row>
        <table:table-row table:style-name="ro8">
          <table:table-cell office:value-type="string" table:style-name="ce45">
            <text:p>104 年</text:p>
          </table:table-cell>
          <table:table-cell office:value-type="float" office:value="36197.066899999998" table:style-name="ce44">
            <text:p><text:s text:c="3"/>36,197.0669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51" table:style-name="ce41">
            <text:p><text:s text:c="3"/>7,851</text:p>
          </table:table-cell>
          <table:table-cell office:value-type="float" office:value="147478" table:style-name="ce41">
            <text:p><text:s text:c="3"/>147,478</text:p>
          </table:table-cell>
          <table:table-cell office:value-type="float" office:value="8468978" table:style-name="ce43">
            <text:p><text:s text:c="3"/>8,468,978</text:p>
          </table:table-cell>
          <table:table-cell office:value-type="float" office:value="23492074" table:style-name="ce42">
            <text:p><text:s text:c="3"/>23,492,074</text:p>
          </table:table-cell>
          <table:table-cell office:value-type="float" office:value="11712047" table:style-name="ce41">
            <text:p><text:s text:c="3"/>11,712,047</text:p>
          </table:table-cell>
          <table:table-cell office:value-type="float" office:value="11780027" table:style-name="ce41">
            <text:p><text:s text:c="3"/>11,780,027</text:p>
          </table:table-cell>
          <table:table-cell office:value-type="float" office:value="99.422921526410761" table:style-name="ce40">
            <text:p><text:s text:c="3"/>99.42</text:p>
          </table:table-cell>
          <table:table-cell office:value-type="float" office:value="649" table:style-name="ce39">
            <text:p><text:s text:c="3"/>649.00</text:p>
          </table:table-cell>
          <table:table-cell office:value-type="float" office:value="2.7738971573665676" table:style-name="ce38">
            <text:p><text:s text:c="3"/>2.77</text:p>
          </table:table-cell>
          <table:table-cell table:number-columns-repeated="3" table:style-name="ce37"/>
          <table:table-cell table:style-name="ce36"/>
          <table:table-cell table:number-columns-repeated="16368" table:style-name="ce35"/>
        </table:table-row>
        <table:table-row table:style-name="ro9">
          <table:table-cell office:value-type="string" table:style-name="ce30">
            <text:p>5 月</text:p>
          </table:table-cell>
          <table:table-cell office:value-type="float" office:value="36197.051999999996" table:style-name="ce3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770" table:style-name="ce27">
            <text:p><text:s text:c="3"/>147,770</text:p>
          </table:table-cell>
          <table:table-cell office:value-type="float" office:value="8419246" table:style-name="ce29">
            <text:p><text:s text:c="3"/>8,419,246</text:p>
          </table:table-cell>
          <table:table-cell office:value-type="float" office:value="23456545" table:style-name="ce28">
            <text:p><text:s text:c="3"/>23,456,545</text:p>
          </table:table-cell>
          <table:table-cell office:value-type="float" office:value="11702890" table:style-name="ce27">
            <text:p><text:s text:c="3"/>11,702,890</text:p>
          </table:table-cell>
          <table:table-cell office:value-type="float" office:value="11753655" table:style-name="ce27">
            <text:p><text:s text:c="3"/>11,753,655</text:p>
          </table:table-cell>
          <table:table-cell office:value-type="float" office:value="99.57" table:style-name="ce32">
            <text:p><text:s text:c="3"/>99.57</text:p>
          </table:table-cell>
          <table:table-cell office:value-type="float" office:value="648.02" table:style-name="ce32">
            <text:p><text:s text:c="3"/>648.02</text:p>
          </table:table-cell>
          <table:table-cell office:value-type="float" office:value="2.79" table:style-name="ce31">
            <text:p><text:s text:c="3"/>2.79</text:p>
          </table:table-cell>
          <table:table-cell table:number-columns-repeated="3" table:style-name="ce37"/>
          <table:table-cell table:style-name="ce36"/>
          <table:table-cell table:number-columns-repeated="16368" table:style-name="ce35"/>
        </table:table-row>
        <table:table-row table:style-name="ro10">
          <table:table-cell office:value-type="string" table:style-name="ce30">
            <text:p>6 月</text:p>
          </table:table-cell>
          <table:table-cell office:value-type="float" office:value="36197.051999999996" table:style-name="ce3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675" table:style-name="ce27">
            <text:p><text:s text:c="3"/>147,675</text:p>
          </table:table-cell>
          <table:table-cell office:value-type="float" office:value="8427075" table:style-name="ce29">
            <text:p><text:s text:c="3"/>8,427,075</text:p>
          </table:table-cell>
          <table:table-cell office:value-type="float" office:value="23461562" table:style-name="ce28">
            <text:p><text:s text:c="3"/>23,461,562</text:p>
          </table:table-cell>
          <table:table-cell office:value-type="float" office:value="11704067" table:style-name="ce27">
            <text:p><text:s text:c="3"/>11,704,067</text:p>
          </table:table-cell>
          <table:table-cell office:value-type="float" office:value="11757495" table:style-name="ce27">
            <text:p><text:s text:c="3"/>11,757,495</text:p>
          </table:table-cell>
          <table:table-cell office:value-type="float" office:value="99.55" table:style-name="ce32">
            <text:p><text:s text:c="3"/>99.55</text:p>
          </table:table-cell>
          <table:table-cell office:value-type="float" office:value="648.16" table:style-name="ce32">
            <text:p><text:s text:c="3"/>648.16</text:p>
          </table:table-cell>
          <table:table-cell office:value-type="float" office:value="2.78" table:style-name="ce31">
            <text:p><text:s text:c="3"/>2.78</text:p>
          </table:table-cell>
          <table:table-cell table:number-columns-repeated="3" table:style-name="ce37"/>
          <table:table-cell table:style-name="ce36"/>
          <table:table-cell table:number-columns-repeated="16368" table:style-name="ce35"/>
        </table:table-row>
        <table:table-row table:style-name="ro11">
          <table:table-cell office:value-type="string" table:style-name="ce30">
            <text:p>7 月</text:p>
          </table:table-cell>
          <table:table-cell office:value-type="float" office:value="36197.051999999996" table:style-name="ce3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517" table:style-name="ce27">
            <text:p><text:s text:c="3"/>147,517</text:p>
          </table:table-cell>
          <table:table-cell office:value-type="float" office:value="8433668" table:style-name="ce29">
            <text:p><text:s text:c="3"/>8,433,668</text:p>
          </table:table-cell>
          <table:table-cell office:value-type="float" office:value="23461708" table:style-name="ce28">
            <text:p><text:s text:c="3"/>23,461,708</text:p>
          </table:table-cell>
          <table:table-cell office:value-type="float" office:value="11702949" table:style-name="ce27">
            <text:p><text:s text:c="3"/>11,702,949</text:p>
          </table:table-cell>
          <table:table-cell office:value-type="float" office:value="11758759" table:style-name="ce27">
            <text:p><text:s text:c="3"/>11,758,759</text:p>
          </table:table-cell>
          <table:table-cell office:value-type="float" office:value="99.53" table:style-name="ce32">
            <text:p><text:s text:c="3"/>99.53</text:p>
          </table:table-cell>
          <table:table-cell office:value-type="float" office:value="648.16999999999996" table:style-name="ce32">
            <text:p><text:s text:c="3"/>648.17</text:p>
          </table:table-cell>
          <table:table-cell office:value-type="float" office:value="2.78" table:style-name="ce31">
            <text:p><text:s text:c="3"/>2.78</text:p>
          </table:table-cell>
          <table:table-cell table:number-columns-repeated="3" table:style-name="ce37"/>
          <table:table-cell table:style-name="ce36"/>
          <table:table-cell table:number-columns-repeated="16368" table:style-name="ce35"/>
        </table:table-row>
        <table:table-row table:style-name="ro11">
          <table:table-cell office:value-type="string" table:style-name="ce30">
            <text:p>8 月</text:p>
          </table:table-cell>
          <table:table-cell office:value-type="float" office:value="36197.051999999996" table:style-name="ce3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95" table:style-name="ce27">
            <text:p><text:s text:c="3"/>147,495</text:p>
          </table:table-cell>
          <table:table-cell office:value-type="float" office:value="8444518" table:style-name="ce29">
            <text:p><text:s text:c="3"/>8,444,518</text:p>
          </table:table-cell>
          <table:table-cell office:value-type="float" office:value="23465003" table:style-name="ce28">
            <text:p><text:s text:c="3"/>23,465,003</text:p>
          </table:table-cell>
          <table:table-cell office:value-type="float" office:value="11703598" table:style-name="ce27">
            <text:p><text:s text:c="3"/>11,703,598</text:p>
          </table:table-cell>
          <table:table-cell office:value-type="float" office:value="11761405" table:style-name="ce27">
            <text:p><text:s text:c="3"/>11,761,405</text:p>
          </table:table-cell>
          <table:table-cell office:value-type="float" office:value="99.51" table:style-name="ce32">
            <text:p><text:s text:c="3"/>99.51</text:p>
          </table:table-cell>
          <table:table-cell office:value-type="float" office:value="648.26" table:style-name="ce32">
            <text:p><text:s text:c="3"/>648.26</text:p>
          </table:table-cell>
          <table:table-cell office:value-type="float" office:value="2.78" table:style-name="ce31">
            <text:p><text:s text:c="3"/>2.78</text:p>
          </table:table-cell>
          <table:table-cell table:style-name="ce20"/>
          <table:table-cell table:number-columns-repeated="16371" table:style-name="ce35"/>
        </table:table-row>
        <table:table-row table:style-name="ro11">
          <table:table-cell office:value-type="string" table:style-name="ce30">
            <text:p>9 月</text:p>
          </table:table-cell>
          <table:table-cell office:value-type="float" office:value="36197.051999999996" table:style-name="ce3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96" table:style-name="ce27">
            <text:p><text:s text:c="3"/>147,496</text:p>
          </table:table-cell>
          <table:table-cell office:value-type="float" office:value="8459688" table:style-name="ce29">
            <text:p><text:s text:c="3"/>8,459,688</text:p>
          </table:table-cell>
          <table:table-cell office:value-type="float" office:value="23468748" table:style-name="ce28">
            <text:p><text:s text:c="3"/>23,468,748</text:p>
          </table:table-cell>
          <table:table-cell office:value-type="float" office:value="11704323" table:style-name="ce27">
            <text:p><text:s text:c="3"/>11,704,323</text:p>
          </table:table-cell>
          <table:table-cell office:value-type="float" office:value="11764425" table:style-name="ce27">
            <text:p><text:s text:c="3"/>11,764,425</text:p>
          </table:table-cell>
          <table:table-cell office:value-type="float" office:value="99.49" table:style-name="ce32">
            <text:p><text:s text:c="3"/>99.49</text:p>
          </table:table-cell>
          <table:table-cell office:value-type="float" office:value="648.36" table:style-name="ce32">
            <text:p><text:s text:c="3"/>648.36</text:p>
          </table:table-cell>
          <table:table-cell office:value-type="float" office:value="2.77" table:style-name="ce31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2">
          <table:table-cell office:value-type="string" table:style-name="ce30">
            <text:p>10 月</text:p>
          </table:table-cell>
          <table:table-cell office:value-type="float" office:value="36197.051999999996" table:style-name="ce3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91" table:style-name="ce27">
            <text:p><text:s text:c="3"/>147,491</text:p>
          </table:table-cell>
          <table:table-cell office:value-type="float" office:value="8461618" table:style-name="ce29">
            <text:p><text:s text:c="3"/>8,461,618</text:p>
          </table:table-cell>
          <table:table-cell office:value-type="float" office:value="23476640" table:style-name="ce28">
            <text:p><text:s text:c="3"/>23,476,640</text:p>
          </table:table-cell>
          <table:table-cell office:value-type="float" office:value="11706976" table:style-name="ce27">
            <text:p><text:s text:c="3"/>11,706,976</text:p>
          </table:table-cell>
          <table:table-cell office:value-type="float" office:value="11769664" table:style-name="ce27">
            <text:p><text:s text:c="3"/>11,769,664</text:p>
          </table:table-cell>
          <table:table-cell office:value-type="float" office:value="99.47" table:style-name="ce32">
            <text:p><text:s text:c="3"/>99.47</text:p>
          </table:table-cell>
          <table:table-cell office:value-type="float" office:value="648.58000000000004" table:style-name="ce32">
            <text:p><text:s text:c="3"/>648.58</text:p>
          </table:table-cell>
          <table:table-cell office:value-type="float" office:value="2.77" table:style-name="ce31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3">
          <table:table-cell office:value-type="string" table:style-name="ce30">
            <text:p>11 月</text:p>
          </table:table-cell>
          <table:table-cell office:value-type="float" office:value="36197.051999999996" table:style-name="ce3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87" table:style-name="ce27">
            <text:p><text:s text:c="3"/>147,487</text:p>
          </table:table-cell>
          <table:table-cell office:value-type="float" office:value="8465553" table:style-name="ce29">
            <text:p><text:s text:c="3"/>8,465,553</text:p>
          </table:table-cell>
          <table:table-cell office:value-type="float" office:value="23483793" table:style-name="ce28">
            <text:p><text:s text:c="3"/>23,483,793</text:p>
          </table:table-cell>
          <table:table-cell office:value-type="float" office:value="11709439" table:style-name="ce27">
            <text:p><text:s text:c="3"/>11,709,439</text:p>
          </table:table-cell>
          <table:table-cell office:value-type="float" office:value="11774354" table:style-name="ce27">
            <text:p><text:s text:c="3"/>11,774,354</text:p>
          </table:table-cell>
          <table:table-cell office:value-type="float" office:value="99.45" table:style-name="ce32">
            <text:p><text:s text:c="3"/>99.45</text:p>
          </table:table-cell>
          <table:table-cell office:value-type="float" office:value="648.78" table:style-name="ce32">
            <text:p><text:s text:c="3"/>648.78</text:p>
          </table:table-cell>
          <table:table-cell office:value-type="float" office:value="2.77" table:style-name="ce31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0">
          <table:table-cell office:value-type="string" table:style-name="ce30">
            <text:p>12 月</text:p>
          </table:table-cell>
          <table:table-cell office:value-type="float" office:value="36197.066899999998" table:style-name="ce25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78" table:style-name="ce27">
            <text:p><text:s text:c="3"/>147,478</text:p>
          </table:table-cell>
          <table:table-cell office:value-type="float" office:value="8468978" table:style-name="ce29">
            <text:p><text:s text:c="3"/>8,468,978</text:p>
          </table:table-cell>
          <table:table-cell office:value-type="float" office:value="23492074" table:style-name="ce28">
            <text:p><text:s text:c="3"/>23,492,074</text:p>
          </table:table-cell>
          <table:table-cell office:value-type="float" office:value="11712047" table:style-name="ce27">
            <text:p><text:s text:c="3"/>11,712,047</text:p>
          </table:table-cell>
          <table:table-cell office:value-type="float" office:value="11780027" table:style-name="ce27">
            <text:p><text:s text:c="3"/>11,780,027</text:p>
          </table:table-cell>
          <table:table-cell office:value-type="float" office:value="99.42" table:style-name="ce32">
            <text:p><text:s text:c="3"/>99.42</text:p>
          </table:table-cell>
          <table:table-cell office:value-type="float" office:value="649" table:style-name="ce155">
            <text:p><text:s text:c="3"/>649.00</text:p>
          </table:table-cell>
          <table:table-cell office:value-type="float" office:value="2.77" table:style-name="ce31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2">
          <table:table-cell office:value-type="string" table:style-name="ce33">
            <text:p>105 年</text:p>
          </table:table-cell>
          <table:table-cell table:style-name="ce25"/>
          <table:table-cell table:style-name="ce29"/>
          <table:table-cell table:number-columns-repeated="2" table:style-name="ce27"/>
          <table:table-cell table:style-name="ce29"/>
          <table:table-cell table:style-name="ce28"/>
          <table:table-cell table:number-columns-repeated="2" table:style-name="ce27"/>
          <table:table-cell table:number-columns-repeated="2" table:style-name="ce32"/>
          <table:table-cell table:style-name="ce31"/>
          <table:table-cell table:style-name="ce20"/>
          <table:table-cell table:number-columns-repeated="16371" table:style-name="ce1"/>
        </table:table-row>
        <table:table-row table:style-name="ro12">
          <table:table-cell office:value-type="string" table:style-name="ce30">
            <text:p>1 月</text:p>
          </table:table-cell>
          <table:table-cell office:value-type="float" office:value="36197.066899999998" table:style-name="ce25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88" table:style-name="ce27">
            <text:p><text:s text:c="3"/>147,488</text:p>
          </table:table-cell>
          <table:table-cell office:value-type="float" office:value="8471543" table:style-name="ce29">
            <text:p><text:s text:c="3"/>8,471,543</text:p>
          </table:table-cell>
          <table:table-cell office:value-type="float" office:value="23496068" table:style-name="ce28">
            <text:p><text:s text:c="3"/>23,496,068</text:p>
          </table:table-cell>
          <table:table-cell office:value-type="float" office:value="11712764" table:style-name="ce27">
            <text:p><text:s text:c="3"/>11,712,764</text:p>
          </table:table-cell>
          <table:table-cell office:value-type="float" office:value="11783304" table:style-name="ce27">
            <text:p><text:s text:c="3"/>11,783,304</text:p>
          </table:table-cell>
          <table:table-cell office:value-type="float" office:value="99.4" table:style-name="ce21">
            <text:p><text:s text:c="3"/>99.40</text:p>
          </table:table-cell>
          <table:table-cell office:value-type="float" office:value="649.12" table:style-name="ce21">
            <text:p><text:s text:c="3"/>649.12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4">
          <table:table-cell office:value-type="string" table:style-name="ce30">
            <text:p>2 月</text:p>
          </table:table-cell>
          <table:table-cell office:value-type="float" office:value="36197.066899999998" table:style-name="ce25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527" table:style-name="ce27">
            <text:p><text:s text:c="3"/>147,527</text:p>
          </table:table-cell>
          <table:table-cell office:value-type="float" office:value="8473964" table:style-name="ce29">
            <text:p><text:s text:c="3"/>8,473,964</text:p>
          </table:table-cell>
          <table:table-cell office:value-type="float" office:value="23496935" table:style-name="ce28">
            <text:p><text:s text:c="3"/>23,496,935</text:p>
          </table:table-cell>
          <table:table-cell office:value-type="float" office:value="11711706" table:style-name="ce27">
            <text:p><text:s text:c="3"/>11,711,706</text:p>
          </table:table-cell>
          <table:table-cell office:value-type="float" office:value="11785229" table:style-name="ce27">
            <text:p><text:s text:c="3"/>11,785,229</text:p>
          </table:table-cell>
          <table:table-cell office:value-type="float" office:value="99.38" table:style-name="ce21">
            <text:p><text:s text:c="3"/>99.38</text:p>
          </table:table-cell>
          <table:table-cell office:value-type="float" office:value="649.14" table:style-name="ce21">
            <text:p><text:s text:c="3"/>649.14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2">
          <table:table-cell office:value-type="string" table:style-name="ce30">
            <text:p>3 月</text:p>
          </table:table-cell>
          <table:table-cell office:value-type="float" office:value="36197.066899999998" table:style-name="ce25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550" table:style-name="ce27">
            <text:p><text:s text:c="3"/>147,550</text:p>
          </table:table-cell>
          <table:table-cell office:value-type="float" office:value="8479633" table:style-name="ce29">
            <text:p><text:s text:c="3"/>8,479,633</text:p>
          </table:table-cell>
          <table:table-cell office:value-type="float" office:value="23496813" table:style-name="ce28">
            <text:p><text:s text:c="3"/>23,496,813</text:p>
          </table:table-cell>
          <table:table-cell office:value-type="float" office:value="11710082" table:style-name="ce27">
            <text:p><text:s text:c="3"/>11,710,082</text:p>
          </table:table-cell>
          <table:table-cell office:value-type="float" office:value="11786731" table:style-name="ce27">
            <text:p><text:s text:c="3"/>11,786,731</text:p>
          </table:table-cell>
          <table:table-cell office:value-type="float" office:value="99.35" table:style-name="ce21">
            <text:p><text:s text:c="3"/>99.35</text:p>
          </table:table-cell>
          <table:table-cell office:value-type="float" office:value="649.14" table:style-name="ce21">
            <text:p><text:s text:c="3"/>649.14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2">
          <table:table-cell office:value-type="string" table:style-name="ce30">
            <text:p>4 月</text:p>
          </table:table-cell>
          <table:table-cell office:value-type="float" office:value="36197.066899999998" table:style-name="ce25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545" table:style-name="ce27">
            <text:p><text:s text:c="3"/>147,545</text:p>
          </table:table-cell>
          <table:table-cell office:value-type="float" office:value="8484626" table:style-name="ce29">
            <text:p><text:s text:c="3"/>8,484,626</text:p>
          </table:table-cell>
          <table:table-cell office:value-type="float" office:value="23499404" table:style-name="ce28">
            <text:p><text:s text:c="3"/>23,499,404</text:p>
          </table:table-cell>
          <table:table-cell office:value-type="float" office:value="11709898" table:style-name="ce27">
            <text:p><text:s text:c="3"/>11,709,898</text:p>
          </table:table-cell>
          <table:table-cell office:value-type="float" office:value="11789506" table:style-name="ce27">
            <text:p><text:s text:c="3"/>11,789,506</text:p>
          </table:table-cell>
          <table:table-cell office:value-type="float" office:value="99.32" table:style-name="ce21">
            <text:p><text:s text:c="3"/>99.32</text:p>
          </table:table-cell>
          <table:table-cell office:value-type="float" office:value="649.21" table:style-name="ce21">
            <text:p><text:s text:c="3"/>649.21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2">
          <table:table-cell office:value-type="string" table:style-name="ce26">
            <text:p>5 月</text:p>
          </table:table-cell>
          <table:table-cell office:value-type="float" office:value="36197.066899999998" table:style-name="ce25">
            <text:p><text:s text:c="3"/>36,197.0669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7851" table:style-name="ce22">
            <text:p><text:s text:c="3"/>7,851</text:p>
          </table:table-cell>
          <table:table-cell office:value-type="float" office:value="147548" table:style-name="ce22">
            <text:p><text:s text:c="3"/>147,548</text:p>
          </table:table-cell>
          <table:table-cell office:value-type="float" office:value="8493007" table:style-name="ce24">
            <text:p><text:s text:c="3"/>8,493,007</text:p>
          </table:table-cell>
          <table:table-cell office:value-type="float" office:value="23503349" table:style-name="ce23">
            <text:p><text:s text:c="3"/>23,503,349</text:p>
          </table:table-cell>
          <table:table-cell office:value-type="float" office:value="11710494" table:style-name="ce22">
            <text:p><text:s text:c="3"/>11,710,494</text:p>
          </table:table-cell>
          <table:table-cell office:value-type="float" office:value="11792855" table:style-name="ce22">
            <text:p><text:s text:c="3"/>11,792,855</text:p>
          </table:table-cell>
          <table:table-cell office:value-type="float" office:value="99.3" table:style-name="ce21">
            <text:p><text:s text:c="3"/>99.30</text:p>
          </table:table-cell>
          <table:table-cell office:value-type="float" office:value="649.32000000000005" table:style-name="ce21">
            <text:p><text:s text:c="3"/>649.32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5">
          <table:table-cell office:value-type="string" table:style-name="ce19">
            <text:p>較上年同月　　増減<text:span text:style-name="T11"><text:s/>(%)</text:span></text:p>
          </table:table-cell>
          <table:table-cell office:value-type="string" table:style-name="ce157">
            <text:p><text:s text:c="5"/>0.00</text:p>
          </table:table-cell>
          <table:table-cell office:value-type="float" office:value="0" table:style-name="ce17">
            <text:p>－</text:p>
          </table:table-cell>
          <table:table-cell office:value-type="float" office:value="0" table:style-name="ce17">
            <text:p>－</text:p>
          </table:table-cell>
          <table:table-cell office:value-type="float" office:value="-0.15" table:style-name="ce18">
            <text:p>－ <text:s text:c="2"/>0.15</text:p>
          </table:table-cell>
          <table:table-cell office:value-type="float" office:value="0.88" table:style-name="ce17">
            <text:p><text:s/>0.88</text:p>
          </table:table-cell>
          <table:table-cell office:value-type="float" office:value="0.2" table:style-name="ce17">
            <text:p><text:s/>0.20</text:p>
          </table:table-cell>
          <table:table-cell office:value-type="float" office:value="0.06" table:style-name="ce17">
            <text:p><text:s/>0.06</text:p>
          </table:table-cell>
          <table:table-cell office:value-type="float" office:value="0.33" table:style-name="ce17">
            <text:p><text:s/>0.33</text:p>
          </table:table-cell>
          <table:table-cell office:value-type="float" office:value="-0.27" table:style-name="ce18">
            <text:p>－ <text:s text:c="2"/>0.27</text:p>
          </table:table-cell>
          <table:table-cell office:value-type="float" office:value="0.2" table:style-name="ce17">
            <text:p><text:s/>0.20</text:p>
          </table:table-cell>
          <table:table-cell office:value-type="float" office:value="-0.72" table:style-name="ce16">
            <text:p>－ <text:s text:c="2"/>0.72</text:p>
          </table:table-cell>
          <table:table-cell table:style-name="ce15"/>
          <table:table-cell table:number-columns-repeated="16371"/>
        </table:table-row>
        <table:table-row table:style-name="ro16">
          <table:table-cell office:value-type="string" table:style-name="ce14">
            <text:p>較本年上月　　増減<text:span text:style-name="T10"><text:s/>(%)<text:s/></text:span></text:p>
          </table:table-cell>
          <table:table-cell office:value-type="float" office:value="0" table:style-name="ce12">
            <text:p>－</text:p>
          </table:table-cell>
          <table:table-cell office:value-type="float" office:value="0" table:style-name="ce12">
            <text:p>－</text:p>
          </table:table-cell>
          <table:table-cell office:value-type="float" office:value="0" table:style-name="ce12">
            <text:p>－</text:p>
          </table:table-cell>
          <table:table-cell office:value-type="string" table:style-name="ce158">
            <text:p><text:s text:c="5"/>0.00</text:p>
          </table:table-cell>
          <table:table-cell office:value-type="float" office:value="0.1" table:style-name="ce12">
            <text:p><text:s/>0.10</text:p>
          </table:table-cell>
          <table:table-cell office:value-type="float" office:value="0.02" table:style-name="ce12">
            <text:p><text:s/>0.02</text:p>
          </table:table-cell>
          <table:table-cell office:value-type="float" office:value="0.01" table:style-name="ce12">
            <text:p><text:s/>0.01</text:p>
          </table:table-cell>
          <table:table-cell office:value-type="float" office:value="0.03" table:style-name="ce12">
            <text:p><text:s/>0.03</text:p>
          </table:table-cell>
          <table:table-cell office:value-type="float" office:value="-0.02" table:style-name="ce13">
            <text:p>－ <text:s text:c="2"/>0.02</text:p>
          </table:table-cell>
          <table:table-cell office:value-type="float" office:value="0.02" table:style-name="ce12">
            <text:p><text:s/>0.02</text:p>
          </table:table-cell>
          <table:table-cell office:value-type="float" office:value="0" table:style-name="ce156">
            <text:p>－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11">
            <text:p>說明：1.表內列有<text:span text:style-name="T9">「－</text:span>」者表示無數字，「0.00」表示未滿百分之0.005<text:span text:style-name="T9">。</text:span></text:p>
          </table:table-cell>
          <table:table-cell table:style-name="ce10"/>
          <table:table-cell table:number-columns-repeated="6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民國<text:span text:style-name="T7">105</text:span>年<text:span text:style-name="T7">9</text:span>月<text:span text:style-name="T7">6</text:span>日修正土地面積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5">
            <text:p><text:s text:c="6"/>2.本表村里數及鄰數自103年2月起係指設有戶籍之戶籍登記資料，非行政區域資料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3.96年12月，原金門縣烏坵鄉面積因重測修正為1.2平方公里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4.96年12月起，我國土地面積增列東沙群島(2.38平方公里)及南沙群島太平島(0.4896平方公里)，由高雄市代管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4"/>；其設籍人口列於高雄市統計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5.98年2月，嘉義縣布袋鎮填海造地致面積增加1.9617平方公里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6.高雄市小港區土地面積100年9月因配合高雄港洲際貨櫃中心第一期工程計畫填築用地擴大為41.2061平方公里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3">
            <text:p><text:s text:c="14"/><text:span text:style-name="T6">，增加</text:span>1.3488<text:span text:style-name="T6">平方公里，</text:span>104<text:span text:style-name="T6">年</text:span>4<text:span text:style-name="T6">月第二期工程計畫擴大為</text:span>45.4426<text:span text:style-name="T6">平方公里</text:span><text:span text:style-name="T2">，</text:span><text:span text:style-name="T6">增加</text:span>4.2365<text:span text:style-name="T6">平方公里。</text:span>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2">
            <text:p>　　 <text:s text:c="4"/>7.104年12月南沙太平島交通基礎整建工程竣工，增加面積0.0149平方公里。</text:p>
          </table:table-cell>
          <table:table-cell table:number-columns-repeated="16383" table:style-name="ce1"/>
        </table:table-row>
        <table:table-row table:number-rows-repeated="1048529" table:style-name="ro17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8"/>
        <table:table-column table:style-name="co3" table:default-cell-style-name="ce98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8">
          <table:table-cell office:value-type="string" table:number-columns-spanned="12" table:number-rows-spanned="1" table:style-name="ce97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5"/>
        </table:table-row>
        <table:table-row table:style-name="ro19">
          <table:table-cell table:style-name="ce5"/>
          <table:table-cell table:number-columns-repeated="4" table:style-name="ce153"/>
          <table:table-cell office:value-type="string" table:style-name="ce154">
            <text:p><text:s text:c="4"/>中 華 民 國 105 年 5 月 底</text:p>
          </table:table-cell>
          <table:table-cell table:number-columns-repeated="4" table:style-name="ce153"/>
          <table:table-cell office:value-type="string" table:style-name="ce92">
            <text:p><text:s text:c="10"/>單位：平方公里；個；戶；人</text:p>
          </table:table-cell>
          <table:table-cell table:style-name="ce153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59">
            <text:p>區<text:span text:style-name="T3"><text:s text:c="2"/></text:span>域<text:span text:style-name="T3"><text:s text:c="2"/></text:span>別</text:p>
          </table:table-cell>
          <table:table-cell office:value-type="string" table:style-name="ce152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51">
            <text:p>鄉鎮</text:p>
          </table:table-cell>
          <table:table-cell office:value-type="string" table:number-columns-spanned="1" table:number-rows-spanned="2" table:style-name="ce160">
            <text:p>村里數</text:p>
          </table:table-cell>
          <table:table-cell office:value-type="string" table:number-columns-spanned="1" table:number-rows-spanned="2" table:style-name="ce160">
            <text:p>鄰<text:span text:style-name="T3"><text:s text:c="2"/></text:span>數</text:p>
          </table:table-cell>
          <table:table-cell office:value-type="string" table:number-columns-spanned="1" table:number-rows-spanned="2" table:style-name="ce160">
            <text:p>戶<text:span text:style-name="T3"><text:s text:c="2"/></text:span>數</text:p>
          </table:table-cell>
          <table:table-cell office:value-type="string" table:number-columns-spanned="3" table:number-rows-spanned="1" table:style-name="ce160">
            <text:p>人　　口　　數</text:p>
          </table:table-cell>
          <table:covered-table-cell table:number-columns-repeated="2"/>
          <table:table-cell office:value-type="string" table:style-name="ce84">
            <text:p>性別比例<text:span text:style-name="T3"><text:s/>(<text:s/></text:span>每百</text:p>
          </table:table-cell>
          <table:table-cell office:value-type="string" table:style-name="ce83">
            <text:p>人口密度 ( 每平</text:p>
          </table:table-cell>
          <table:table-cell office:value-type="string" table:style-name="ce82">
            <text:p>戶<text:span text:style-name="T1"><text:s/></text:span>量<text:span text:style-name="T1"><text:s/>(<text:s/></text:span>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50">
            <text:p>( 平方公里 )</text:p>
          </table:table-cell>
          <table:table-cell office:value-type="string" table:style-name="ce149">
            <text:p>市區數</text:p>
          </table:table-cell>
          <table:covered-table-cell/>
          <table:covered-table-cell/>
          <table:covered-table-cell/>
          <table:table-cell office:value-type="string" table:style-name="ce77">
            <text:p>總<text:span text:style-name="T3"><text:s text:c="3"/></text:span>計</text:p>
          </table:table-cell>
          <table:table-cell office:value-type="string" table:style-name="ce77">
            <text:p>男</text:p>
          </table:table-cell>
          <table:table-cell office:value-type="string" table:style-name="ce76">
            <text:p>女</text:p>
          </table:table-cell>
          <table:table-cell office:value-type="string" table:style-name="ce75">
            <text:p>女子所當男子數<text:span text:style-name="T3"><text:s/>)</text:span></text:p>
          </table:table-cell>
          <table:table-cell office:value-type="string" table:style-name="ce74">
            <text:p>方公里人口數 )</text:p>
          </table:table-cell>
          <table:table-cell office:value-type="string" table:style-name="ce148">
            <text:p><text:s/><text:span text:style-name="T2">平均人口數</text:span><text:s/><text:span text:style-name="T2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33">
            <text:p>總 <text:s text:c="4"/>計</text:p>
          </table:table-cell>
          <table:table-cell office:value-type="float" office:value="36197.066899999998" table:style-name="ce147">
            <text:p><text:s text:c="3"/>36,197.0669</text:p>
          </table:table-cell>
          <table:table-cell office:value-type="float" office:value="368" table:style-name="ce146">
            <text:p><text:s text:c="3"/>368</text:p>
          </table:table-cell>
          <table:table-cell office:value-type="float" office:value="7851" table:style-name="ce146">
            <text:p><text:s text:c="3"/>7,851</text:p>
          </table:table-cell>
          <table:table-cell office:value-type="float" office:value="147548" table:style-name="ce146">
            <text:p><text:s text:c="3"/>147,548</text:p>
          </table:table-cell>
          <table:table-cell office:value-type="float" office:value="8493007" table:style-name="ce146">
            <text:p><text:s text:c="3"/>8,493,007</text:p>
          </table:table-cell>
          <table:table-cell office:value-type="float" office:value="23503349" table:style-name="ce65">
            <text:p><text:s text:c="3"/>23,503,349</text:p>
          </table:table-cell>
          <table:table-cell office:value-type="float" office:value="11710494" table:style-name="ce146">
            <text:p><text:s text:c="3"/>11,710,494</text:p>
          </table:table-cell>
          <table:table-cell office:value-type="float" office:value="11792855" table:style-name="ce146">
            <text:p><text:s text:c="3"/>11,792,855</text:p>
          </table:table-cell>
          <table:table-cell office:value-type="float" office:value="99.3" table:style-name="ce62">
            <text:p><text:s text:c="3"/>99.30</text:p>
          </table:table-cell>
          <table:table-cell office:value-type="float" office:value="649.32000000000005" table:style-name="ce62">
            <text:p><text:s text:c="3"/>649.32</text:p>
          </table:table-cell>
          <table:table-cell office:value-type="float" office:value="2.77" table:style-name="ce62">
            <text:p><text:s text:c="3"/>2.77</text:p>
          </table:table-cell>
          <table:table-cell table:style-name="ce101"/>
          <table:table-cell table:style-name="ce136"/>
          <table:table-cell table:style-name="ce144"/>
          <table:table-cell table:style-name="ce143"/>
          <table:table-cell table:style-name="ce101"/>
          <table:table-cell table:number-columns-repeated="16367"/>
        </table:table-row>
        <table:table-row table:style-name="ro20">
          <table:table-cell office:value-type="string" table:style-name="ce133">
            <text:p>新北市</text:p>
          </table:table-cell>
          <table:table-cell office:value-type="float" office:value="2052.5666999999999" table:style-name="ce141">
            <text:p><text:s text:c="3"/>2,052.5667</text:p>
          </table:table-cell>
          <table:table-cell office:value-type="float" office:value="29" table:style-name="ce140">
            <text:p><text:s text:c="3"/>29</text:p>
          </table:table-cell>
          <table:table-cell office:value-type="float" office:value="1032" table:style-name="ce138">
            <text:p><text:s text:c="3"/>1,032</text:p>
          </table:table-cell>
          <table:table-cell office:value-type="float" office:value="22096" table:style-name="ce138">
            <text:p><text:s text:c="3"/>22,096</text:p>
          </table:table-cell>
          <table:table-cell office:value-type="float" office:value="1514464" table:style-name="ce138">
            <text:p><text:s text:c="3"/>1,514,464</text:p>
          </table:table-cell>
          <table:table-cell office:value-type="float" office:value="3972003" table:style-name="ce65">
            <text:p><text:s text:c="3"/>3,972,003</text:p>
          </table:table-cell>
          <table:table-cell office:value-type="float" office:value="1950653" table:style-name="ce138">
            <text:p><text:s text:c="3"/>1,950,653</text:p>
          </table:table-cell>
          <table:table-cell office:value-type="float" office:value="2021350" table:style-name="ce138">
            <text:p><text:s text:c="3"/>2,021,350</text:p>
          </table:table-cell>
          <table:table-cell office:value-type="float" office:value="96.5" table:style-name="ce62">
            <text:p><text:s text:c="3"/>96.50</text:p>
          </table:table-cell>
          <table:table-cell office:value-type="float" office:value="1935.1395499108507" table:style-name="ce62">
            <text:p><text:s text:c="3"/>1,935.14</text:p>
          </table:table-cell>
          <table:table-cell office:value-type="float" office:value="2.62" table:style-name="ce62">
            <text:p><text:s text:c="3"/>2.62</text:p>
          </table:table-cell>
          <table:table-cell table:style-name="ce101"/>
          <table:table-cell table:style-name="ce145"/>
          <table:table-cell table:style-name="ce144"/>
          <table:table-cell table:style-name="ce143"/>
          <table:table-cell table:style-name="ce101"/>
          <table:table-cell table:number-columns-repeated="16367"/>
        </table:table-row>
        <table:table-row table:style-name="ro20">
          <table:table-cell office:value-type="string" table:style-name="ce142">
            <text:p>臺北市</text:p>
          </table:table-cell>
          <table:table-cell office:value-type="float" office:value="271.79969999999997" table:style-name="ce141">
            <text:p><text:s text:c="3"/>271.7997</text:p>
          </table:table-cell>
          <table:table-cell office:value-type="float" office:value="12" table:style-name="ce140">
            <text:p><text:s text:c="3"/>12</text:p>
          </table:table-cell>
          <table:table-cell office:value-type="float" office:value="456" table:style-name="ce138">
            <text:p><text:s text:c="3"/>456</text:p>
          </table:table-cell>
          <table:table-cell office:value-type="float" office:value="9556" table:style-name="ce138">
            <text:p><text:s text:c="3"/>9,556</text:p>
          </table:table-cell>
          <table:table-cell office:value-type="float" office:value="1044858" table:style-name="ce138">
            <text:p><text:s text:c="3"/>1,044,858</text:p>
          </table:table-cell>
          <table:table-cell office:value-type="float" office:value="2702930" table:style-name="ce65">
            <text:p><text:s text:c="3"/>2,702,930</text:p>
          </table:table-cell>
          <table:table-cell office:value-type="float" office:value="1293702" table:style-name="ce138">
            <text:p><text:s text:c="3"/>1,293,702</text:p>
          </table:table-cell>
          <table:table-cell office:value-type="float" office:value="1409228" table:style-name="ce138">
            <text:p><text:s text:c="3"/>1,409,228</text:p>
          </table:table-cell>
          <table:table-cell office:value-type="float" office:value="91.8" table:style-name="ce62">
            <text:p><text:s text:c="3"/>91.80</text:p>
          </table:table-cell>
          <table:table-cell office:value-type="float" office:value="9944.5657960623212" table:style-name="ce62">
            <text:p><text:s text:c="3"/>9,944.57</text:p>
          </table:table-cell>
          <table:table-cell office:value-type="float" office:value="2.59" table:style-name="ce62">
            <text:p><text:s text:c="3"/>2.59</text:p>
          </table:table-cell>
          <table:table-cell table:style-name="ce101"/>
          <table:table-cell table:style-name="ce136"/>
          <table:table-cell table:style-name="ce118"/>
          <table:table-cell table:style-name="ce134"/>
          <table:table-cell table:style-name="ce101"/>
          <table:table-cell table:number-columns-repeated="16367"/>
        </table:table-row>
        <table:table-row table:style-name="ro20">
          <table:table-cell office:value-type="string" table:style-name="ce133">
            <text:p>桃園市</text:p>
          </table:table-cell>
          <table:table-cell office:value-type="float" office:value="1220.954" table:style-name="ce132">
            <text:p><text:s text:c="3"/>1,220.9540</text:p>
          </table:table-cell>
          <table:table-cell office:value-type="float" office:value="13" table:style-name="ce131">
            <text:p><text:s text:c="3"/>13</text:p>
          </table:table-cell>
          <table:table-cell office:value-type="float" office:value="495" table:style-name="ce138">
            <text:p><text:s text:c="3"/>495</text:p>
          </table:table-cell>
          <table:table-cell office:value-type="float" office:value="11497" table:style-name="ce138">
            <text:p><text:s text:c="3"/>11,497</text:p>
          </table:table-cell>
          <table:table-cell office:value-type="float" office:value="756319" table:style-name="ce138">
            <text:p><text:s text:c="3"/>756,319</text:p>
          </table:table-cell>
          <table:table-cell office:value-type="float" office:value="2120838" table:style-name="ce65">
            <text:p><text:s text:c="3"/>2,120,838</text:p>
          </table:table-cell>
          <table:table-cell office:value-type="float" office:value="1059448" table:style-name="ce138">
            <text:p><text:s text:c="3"/>1,059,448</text:p>
          </table:table-cell>
          <table:table-cell office:value-type="float" office:value="1061390" table:style-name="ce138">
            <text:p><text:s text:c="3"/>1,061,390</text:p>
          </table:table-cell>
          <table:table-cell office:value-type="float" office:value="99.82" table:style-name="ce62">
            <text:p><text:s text:c="3"/>99.82</text:p>
          </table:table-cell>
          <table:table-cell office:value-type="float" office:value="1737.0335000335804" table:style-name="ce62">
            <text:p><text:s text:c="3"/>1,737.03</text:p>
          </table:table-cell>
          <table:table-cell office:value-type="float" office:value="2.8" table:style-name="ce62">
            <text:p><text:s text:c="3"/>2.80</text:p>
          </table:table-cell>
          <table:table-cell table:style-name="ce101"/>
          <table:table-cell table:style-name="ce136"/>
          <table:table-cell table:style-name="ce118"/>
          <table:table-cell table:style-name="ce134"/>
          <table:table-cell table:style-name="ce101"/>
          <table:table-cell table:number-columns-repeated="16367"/>
        </table:table-row>
        <table:table-row table:style-name="ro21">
          <table:table-cell office:value-type="string" table:style-name="ce133">
            <text:p>臺中市</text:p>
          </table:table-cell>
          <table:table-cell office:value-type="float" office:value="2214.8968" table:style-name="ce139">
            <text:p><text:s text:c="3"/>2,214.8968</text:p>
          </table:table-cell>
          <table:table-cell office:value-type="float" office:value="29" table:style-name="ce131">
            <text:p><text:s text:c="3"/>29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12936" table:style-name="ce138">
            <text:p><text:s text:c="3"/>12,936</text:p>
          </table:table-cell>
          <table:table-cell office:value-type="float" office:value="932542" table:style-name="ce138">
            <text:p><text:s text:c="3"/>932,542</text:p>
          </table:table-cell>
          <table:table-cell office:value-type="float" office:value="2752413" table:style-name="ce65">
            <text:p><text:s text:c="3"/>2,752,413</text:p>
          </table:table-cell>
          <table:table-cell office:value-type="float" office:value="1360072" table:style-name="ce138">
            <text:p><text:s text:c="3"/>1,360,072</text:p>
          </table:table-cell>
          <table:table-cell office:value-type="float" office:value="1392341" table:style-name="ce138">
            <text:p><text:s text:c="3"/>1,392,341</text:p>
          </table:table-cell>
          <table:table-cell office:value-type="float" office:value="97.68" table:style-name="ce62">
            <text:p><text:s text:c="3"/>97.68</text:p>
          </table:table-cell>
          <table:table-cell office:value-type="float" office:value="1242.6822775670632" table:style-name="ce62">
            <text:p><text:s text:c="3"/>1,242.68</text:p>
          </table:table-cell>
          <table:table-cell office:value-type="float" office:value="2.95" table:style-name="ce62">
            <text:p><text:s text:c="3"/>2.95</text:p>
          </table:table-cell>
          <table:table-cell table:style-name="ce101"/>
          <table:table-cell table:style-name="ce136"/>
          <table:table-cell table:style-name="ce118"/>
          <table:table-cell table:style-name="ce134"/>
          <table:table-cell table:style-name="ce101"/>
          <table:table-cell table:number-columns-repeated="16367"/>
        </table:table-row>
        <table:table-row table:style-name="ro20">
          <table:table-cell office:value-type="string" table:style-name="ce133">
            <text:p>臺南市</text:p>
          </table:table-cell>
          <table:table-cell office:value-type="float" office:value="2191.6531" table:style-name="ce139">
            <text:p><text:s text:c="3"/>2,191.6531</text:p>
          </table:table-cell>
          <table:table-cell office:value-type="float" office:value="37" table:style-name="ce131">
            <text:p><text:s text:c="3"/>37</text:p>
          </table:table-cell>
          <table:table-cell office:value-type="float" office:value="752" table:style-name="ce138">
            <text:p><text:s text:c="3"/>752</text:p>
          </table:table-cell>
          <table:table-cell office:value-type="float" office:value="14634" table:style-name="ce138">
            <text:p><text:s text:c="3"/>14,634</text:p>
          </table:table-cell>
          <table:table-cell office:value-type="float" office:value="673650" table:style-name="ce138">
            <text:p><text:s text:c="3"/>673,650</text:p>
          </table:table-cell>
          <table:table-cell office:value-type="float" office:value="1885199" table:style-name="ce65">
            <text:p><text:s text:c="3"/>1,885,199</text:p>
          </table:table-cell>
          <table:table-cell office:value-type="float" office:value="943267" table:style-name="ce138">
            <text:p><text:s text:c="3"/>943,267</text:p>
          </table:table-cell>
          <table:table-cell office:value-type="float" office:value="941932" table:style-name="ce138">
            <text:p><text:s text:c="3"/>941,932</text:p>
          </table:table-cell>
          <table:table-cell office:value-type="float" office:value="100.14" table:style-name="ce62">
            <text:p><text:s text:c="3"/>100.14</text:p>
          </table:table-cell>
          <table:table-cell office:value-type="float" office:value="860.17216867030641" table:style-name="ce62">
            <text:p><text:s text:c="3"/>860.17</text:p>
          </table:table-cell>
          <table:table-cell office:value-type="float" office:value="2.8" table:style-name="ce62">
            <text:p><text:s text:c="3"/>2.80</text:p>
          </table:table-cell>
          <table:table-cell table:style-name="ce101"/>
          <table:table-cell table:style-name="ce136"/>
          <table:table-cell table:style-name="ce135"/>
          <table:table-cell table:style-name="ce134"/>
          <table:table-cell table:style-name="ce101"/>
          <table:table-cell table:number-columns-repeated="16367"/>
        </table:table-row>
        <table:table-row table:style-name="ro22">
          <table:table-cell office:value-type="string" table:style-name="ce133">
            <text:p>高雄市</text:p>
          </table:table-cell>
          <table:table-cell office:value-type="float" office:value="2951.8524000000002" table:style-name="ce139">
            <text:p><text:s text:c="3"/>2,951.8524</text:p>
          </table:table-cell>
          <table:table-cell office:value-type="float" office:value="38" table:style-name="ce131">
            <text:p><text:s text:c="3"/>38</text:p>
          </table:table-cell>
          <table:table-cell office:value-type="float" office:value="891" table:style-name="ce138">
            <text:p><text:s text:c="3"/>891</text:p>
          </table:table-cell>
          <table:table-cell office:value-type="float" office:value="17314" table:style-name="ce138">
            <text:p><text:s text:c="3"/>17,314</text:p>
          </table:table-cell>
          <table:table-cell office:value-type="float" office:value="1075353" table:style-name="ce138">
            <text:p><text:s text:c="3"/>1,075,353</text:p>
          </table:table-cell>
          <table:table-cell office:value-type="float" office:value="2777784" table:style-name="ce65">
            <text:p><text:s text:c="3"/>2,777,784</text:p>
          </table:table-cell>
          <table:table-cell office:value-type="float" office:value="1379620" table:style-name="ce138">
            <text:p><text:s text:c="3"/>1,379,620</text:p>
          </table:table-cell>
          <table:table-cell office:value-type="float" office:value="1398164" table:style-name="ce138">
            <text:p><text:s text:c="3"/>1,398,164</text:p>
          </table:table-cell>
          <table:table-cell office:value-type="float" office:value="98.67" table:style-name="ce62">
            <text:p><text:s text:c="3"/>98.67</text:p>
          </table:table-cell>
          <table:table-cell office:value-type="float" office:value="941.03079137696716" table:style-name="ce62">
            <text:p><text:s text:c="3"/>941.03</text:p>
          </table:table-cell>
          <table:table-cell office:value-type="float" office:value="2.58" table:style-name="ce62">
            <text:p><text:s text:c="3"/>2.58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/>
        </table:table-row>
        <table:table-row table:style-name="ro21">
          <table:table-cell office:value-type="string" table:style-name="ce133">
            <text:p>臺灣省</text:p>
          </table:table-cell>
          <table:table-cell office:value-type="float" office:value="25110.003700000001" table:style-name="ce132">
            <text:p><text:s text:c="3"/>25,110.0037</text:p>
          </table:table-cell>
          <table:table-cell office:value-type="float" office:value="200" table:style-name="ce137">
            <text:p><text:s text:c="3"/>200</text:p>
          </table:table-cell>
          <table:table-cell office:value-type="float" office:value="3541" table:style-name="ce137">
            <text:p><text:s text:c="3"/>3,541</text:p>
          </table:table-cell>
          <table:table-cell office:value-type="float" office:value="58612" table:style-name="ce137">
            <text:p><text:s text:c="3"/>58,612</text:p>
          </table:table-cell>
          <table:table-cell office:value-type="float" office:value="2454394" table:style-name="ce137">
            <text:p><text:s text:c="3"/>2,454,394</text:p>
          </table:table-cell>
          <table:table-cell office:value-type="float" office:value="7146514" table:style-name="ce137">
            <text:p><text:s text:c="3"/>7,146,514</text:p>
          </table:table-cell>
          <table:table-cell office:value-type="float" office:value="3649853" table:style-name="ce137">
            <text:p><text:s text:c="3"/>3,649,853</text:p>
          </table:table-cell>
          <table:table-cell office:value-type="float" office:value="3496661" table:style-name="ce137">
            <text:p><text:s text:c="3"/>3,496,661</text:p>
          </table:table-cell>
          <table:table-cell office:value-type="float" office:value="104.38" table:style-name="ce62">
            <text:p><text:s text:c="3"/>104.38</text:p>
          </table:table-cell>
          <table:table-cell office:value-type="float" office:value="284.60824161487477" table:style-name="ce62">
            <text:p><text:s text:c="3"/>284.61</text:p>
          </table:table-cell>
          <table:table-cell office:value-type="float" office:value="2.91" table:style-name="ce62">
            <text:p><text:s text:c="3"/>2.91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/>
        </table:table-row>
        <table:table-row table:style-name="ro20">
          <table:table-cell office:value-type="string" table:style-name="ce126">
            <text:p>宜蘭縣</text:p>
          </table:table-cell>
          <table:table-cell office:value-type="float" office:value="2143.6251000000002" table:style-name="ce125">
            <text:p><text:s text:c="3"/>2,143.6251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33" table:style-name="ce122">
            <text:p><text:s text:c="3"/>233</text:p>
          </table:table-cell>
          <table:table-cell office:value-type="float" office:value="3658" table:style-name="ce122">
            <text:p><text:s text:c="3"/>3,658</text:p>
          </table:table-cell>
          <table:table-cell office:value-type="float" office:value="165523" table:style-name="ce122">
            <text:p><text:s text:c="3"/>165,523</text:p>
          </table:table-cell>
          <table:table-cell office:value-type="float" office:value="457811" table:style-name="ce123">
            <text:p><text:s text:c="3"/>457,811</text:p>
          </table:table-cell>
          <table:table-cell office:value-type="float" office:value="232017" table:style-name="ce122">
            <text:p><text:s text:c="3"/>232,017</text:p>
          </table:table-cell>
          <table:table-cell office:value-type="float" office:value="225794" table:style-name="ce122">
            <text:p><text:s text:c="3"/>225,794</text:p>
          </table:table-cell>
          <table:table-cell office:value-type="float" office:value="102.76" table:style-name="ce21">
            <text:p><text:s text:c="3"/>102.76</text:p>
          </table:table-cell>
          <table:table-cell office:value-type="float" office:value="213.56859462039327" table:style-name="ce21">
            <text:p><text:s text:c="3"/>213.57</text:p>
          </table:table-cell>
          <table:table-cell office:value-type="float" office:value="2.77" table:style-name="ce21">
            <text:p><text:s text:c="3"/>2.77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/>
        </table:table-row>
        <table:table-row table:style-name="ro5">
          <table:table-cell office:value-type="string" table:style-name="ce126">
            <text:p>新竹縣</text:p>
          </table:table-cell>
          <table:table-cell office:value-type="float" office:value="1427.5369000000001" table:style-name="ce125">
            <text:p><text:s text:c="3"/>1,427.5369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91" table:style-name="ce122">
            <text:p><text:s text:c="3"/>191</text:p>
          </table:table-cell>
          <table:table-cell office:value-type="float" office:value="3196" table:style-name="ce122">
            <text:p><text:s text:c="3"/>3,196</text:p>
          </table:table-cell>
          <table:table-cell office:value-type="float" office:value="184776" table:style-name="ce122">
            <text:p><text:s text:c="3"/>184,776</text:p>
          </table:table-cell>
          <table:table-cell office:value-type="float" office:value="544198" table:style-name="ce123">
            <text:p><text:s text:c="3"/>544,198</text:p>
          </table:table-cell>
          <table:table-cell office:value-type="float" office:value="278497" table:style-name="ce122">
            <text:p><text:s text:c="3"/>278,497</text:p>
          </table:table-cell>
          <table:table-cell office:value-type="float" office:value="265701" table:style-name="ce122">
            <text:p><text:s text:c="3"/>265,701</text:p>
          </table:table-cell>
          <table:table-cell office:value-type="float" office:value="104.82" table:style-name="ce21">
            <text:p><text:s text:c="3"/>104.82</text:p>
          </table:table-cell>
          <table:table-cell office:value-type="float" office:value="381.21466422339063" table:style-name="ce21">
            <text:p><text:s text:c="3"/>381.21</text:p>
          </table:table-cell>
          <table:table-cell office:value-type="float" office:value="2.95" table:style-name="ce21">
            <text:p><text:s text:c="3"/>2.95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/>
        </table:table-row>
        <table:table-row table:style-name="ro5">
          <table:table-cell office:value-type="string" table:style-name="ce126">
            <text:p>苗栗縣</text:p>
          </table:table-cell>
          <table:table-cell office:value-type="float" office:value="1820.3149000000001" table:style-name="ce125">
            <text:p><text:s text:c="3"/>1,820.3149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274" table:style-name="ce122">
            <text:p><text:s text:c="3"/>274</text:p>
          </table:table-cell>
          <table:table-cell office:value-type="float" office:value="4653" table:style-name="ce122">
            <text:p><text:s text:c="3"/>4,653</text:p>
          </table:table-cell>
          <table:table-cell office:value-type="float" office:value="184637" table:style-name="ce122">
            <text:p><text:s text:c="3"/>184,637</text:p>
          </table:table-cell>
          <table:table-cell office:value-type="float" office:value="561755" table:style-name="ce123">
            <text:p><text:s text:c="3"/>561,755</text:p>
          </table:table-cell>
          <table:table-cell office:value-type="float" office:value="289647" table:style-name="ce122">
            <text:p><text:s text:c="3"/>289,647</text:p>
          </table:table-cell>
          <table:table-cell office:value-type="float" office:value="272108" table:style-name="ce122">
            <text:p><text:s text:c="3"/>272,108</text:p>
          </table:table-cell>
          <table:table-cell office:value-type="float" office:value="106.45" table:style-name="ce21">
            <text:p><text:s text:c="3"/>106.45</text:p>
          </table:table-cell>
          <table:table-cell office:value-type="float" office:value="308.60319827080468" table:style-name="ce21">
            <text:p><text:s text:c="3"/>308.60</text:p>
          </table:table-cell>
          <table:table-cell office:value-type="float" office:value="3.04" table:style-name="ce21">
            <text:p><text:s text:c="3"/>3.04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/>
        </table:table-row>
        <table:table-row table:style-name="ro5">
          <table:table-cell office:value-type="string" table:style-name="ce126">
            <text:p>彰化縣</text:p>
          </table:table-cell>
          <table:table-cell office:value-type="float" office:value="1074.396" table:style-name="ce125">
            <text:p><text:s text:c="3"/>1,074.3960</text:p>
          </table:table-cell>
          <table:table-cell office:value-type="float" office:value="26" table:style-name="ce124">
            <text:p><text:s text:c="3"/>26</text:p>
          </table:table-cell>
          <table:table-cell office:value-type="float" office:value="589" table:style-name="ce122">
            <text:p><text:s text:c="3"/>589</text:p>
          </table:table-cell>
          <table:table-cell office:value-type="float" office:value="9141" table:style-name="ce122">
            <text:p><text:s text:c="3"/>9,141</text:p>
          </table:table-cell>
          <table:table-cell office:value-type="float" office:value="382754" table:style-name="ce122">
            <text:p><text:s text:c="3"/>382,754</text:p>
          </table:table-cell>
          <table:table-cell office:value-type="float" office:value="1288776" table:style-name="ce123">
            <text:p><text:s text:c="3"/>1,288,776</text:p>
          </table:table-cell>
          <table:table-cell office:value-type="float" office:value="657875" table:style-name="ce122">
            <text:p><text:s text:c="3"/>657,875</text:p>
          </table:table-cell>
          <table:table-cell office:value-type="float" office:value="630901" table:style-name="ce122">
            <text:p><text:s text:c="3"/>630,901</text:p>
          </table:table-cell>
          <table:table-cell office:value-type="float" office:value="104.28" table:style-name="ce21">
            <text:p><text:s text:c="3"/>104.28</text:p>
          </table:table-cell>
          <table:table-cell office:value-type="float" office:value="1199.5353668479779" table:style-name="ce21">
            <text:p><text:s text:c="3"/>1,199.54</text:p>
          </table:table-cell>
          <table:table-cell office:value-type="float" office:value="3.37" table:style-name="ce21">
            <text:p><text:s text:c="3"/>3.37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/>
        </table:table-row>
        <table:table-row table:style-name="ro23">
          <table:table-cell office:value-type="string" table:style-name="ce126">
            <text:p>南投縣</text:p>
          </table:table-cell>
          <table:table-cell office:value-type="float" office:value="4106.4359999999997" table:style-name="ce125">
            <text:p><text:s text:c="3"/>4,106.4360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62" table:style-name="ce122">
            <text:p><text:s text:c="3"/>262</text:p>
          </table:table-cell>
          <table:table-cell office:value-type="float" office:value="4270" table:style-name="ce122">
            <text:p><text:s text:c="3"/>4,270</text:p>
          </table:table-cell>
          <table:table-cell office:value-type="float" office:value="177020" table:style-name="ce122">
            <text:p><text:s text:c="3"/>177,020</text:p>
          </table:table-cell>
          <table:table-cell office:value-type="float" office:value="507421" table:style-name="ce123">
            <text:p><text:s text:c="3"/>507,421</text:p>
          </table:table-cell>
          <table:table-cell office:value-type="float" office:value="260234" table:style-name="ce122">
            <text:p><text:s text:c="3"/>260,234</text:p>
          </table:table-cell>
          <table:table-cell office:value-type="float" office:value="247187" table:style-name="ce122">
            <text:p><text:s text:c="3"/>247,187</text:p>
          </table:table-cell>
          <table:table-cell office:value-type="float" office:value="105.28" table:style-name="ce21">
            <text:p><text:s text:c="3"/>105.28</text:p>
          </table:table-cell>
          <table:table-cell office:value-type="float" office:value="123.56724906950943" table:style-name="ce21">
            <text:p><text:s text:c="3"/>123.57</text:p>
          </table:table-cell>
          <table:table-cell office:value-type="float" office:value="2.87" table:style-name="ce21">
            <text:p><text:s text:c="3"/>2.87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 table:style-name="ce1"/>
        </table:table-row>
        <table:table-row table:style-name="ro5">
          <table:table-cell office:value-type="string" table:style-name="ce126">
            <text:p>雲林縣</text:p>
          </table:table-cell>
          <table:table-cell office:value-type="float" office:value="1290.8326" table:style-name="ce125">
            <text:p><text:s text:c="3"/>1,290.8326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388" table:style-name="ce122">
            <text:p><text:s text:c="3"/>388</text:p>
          </table:table-cell>
          <table:table-cell office:value-type="float" office:value="6405" table:style-name="ce122">
            <text:p><text:s text:c="3"/>6,405</text:p>
          </table:table-cell>
          <table:table-cell office:value-type="float" office:value="238649" table:style-name="ce122">
            <text:p><text:s text:c="3"/>238,649</text:p>
          </table:table-cell>
          <table:table-cell office:value-type="float" office:value="697318" table:style-name="ce123">
            <text:p><text:s text:c="3"/>697,318</text:p>
          </table:table-cell>
          <table:table-cell office:value-type="float" office:value="362508" table:style-name="ce122">
            <text:p><text:s text:c="3"/>362,508</text:p>
          </table:table-cell>
          <table:table-cell office:value-type="float" office:value="334810" table:style-name="ce122">
            <text:p><text:s text:c="3"/>334,810</text:p>
          </table:table-cell>
          <table:table-cell office:value-type="float" office:value="108.27" table:style-name="ce21">
            <text:p><text:s text:c="3"/>108.27</text:p>
          </table:table-cell>
          <table:table-cell office:value-type="float" office:value="540.20792471463767" table:style-name="ce21">
            <text:p><text:s text:c="3"/>540.21</text:p>
          </table:table-cell>
          <table:table-cell office:value-type="float" office:value="2.92" table:style-name="ce21">
            <text:p><text:s text:c="3"/>2.92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 table:style-name="ce1"/>
        </table:table-row>
        <table:table-row table:style-name="ro5">
          <table:table-cell office:value-type="string" table:style-name="ce126">
            <text:p>嘉義縣</text:p>
          </table:table-cell>
          <table:table-cell office:value-type="float" office:value="1903.6367" table:style-name="ce125">
            <text:p><text:s text:c="3"/>1,903.6367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357" table:style-name="ce122">
            <text:p><text:s text:c="3"/>357</text:p>
          </table:table-cell>
          <table:table-cell office:value-type="float" office:value="5324" table:style-name="ce122">
            <text:p><text:s text:c="3"/>5,324</text:p>
          </table:table-cell>
          <table:table-cell office:value-type="float" office:value="182077" table:style-name="ce122">
            <text:p><text:s text:c="3"/>182,077</text:p>
          </table:table-cell>
          <table:table-cell office:value-type="float" office:value="517698" table:style-name="ce123">
            <text:p><text:s text:c="3"/>517,698</text:p>
          </table:table-cell>
          <table:table-cell office:value-type="float" office:value="269461" table:style-name="ce122">
            <text:p><text:s text:c="3"/>269,461</text:p>
          </table:table-cell>
          <table:table-cell office:value-type="float" office:value="248237" table:style-name="ce122">
            <text:p><text:s text:c="3"/>248,237</text:p>
          </table:table-cell>
          <table:table-cell office:value-type="float" office:value="108.55" table:style-name="ce21">
            <text:p><text:s text:c="3"/>108.55</text:p>
          </table:table-cell>
          <table:table-cell office:value-type="float" office:value="271.95210094447117" table:style-name="ce21">
            <text:p><text:s text:c="3"/>271.95</text:p>
          </table:table-cell>
          <table:table-cell office:value-type="float" office:value="2.84" table:style-name="ce21">
            <text:p><text:s text:c="3"/>2.84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 table:style-name="ce1"/>
        </table:table-row>
        <table:table-row table:style-name="ro5">
          <table:table-cell office:value-type="string" table:style-name="ce126">
            <text:p>屏東縣</text:p>
          </table:table-cell>
          <table:table-cell office:value-type="float" office:value="2775.6003000000001" table:style-name="ce125">
            <text:p><text:s text:c="3"/>2,775.6003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464" table:style-name="ce122">
            <text:p><text:s text:c="3"/>464</text:p>
          </table:table-cell>
          <table:table-cell office:value-type="float" office:value="7418" table:style-name="ce122">
            <text:p><text:s text:c="3"/>7,418</text:p>
          </table:table-cell>
          <table:table-cell office:value-type="float" office:value="284914" table:style-name="ce122">
            <text:p><text:s text:c="3"/>284,914</text:p>
          </table:table-cell>
          <table:table-cell office:value-type="float" office:value="839001" table:style-name="ce123">
            <text:p><text:s text:c="3"/>839,001</text:p>
          </table:table-cell>
          <table:table-cell office:value-type="float" office:value="429674" table:style-name="ce122">
            <text:p><text:s text:c="3"/>429,674</text:p>
          </table:table-cell>
          <table:table-cell office:value-type="float" office:value="409327" table:style-name="ce122">
            <text:p><text:s text:c="3"/>409,327</text:p>
          </table:table-cell>
          <table:table-cell office:value-type="float" office:value="104.97" table:style-name="ce21">
            <text:p><text:s text:c="3"/>104.97</text:p>
          </table:table-cell>
          <table:table-cell office:value-type="float" office:value="302.27731276725973" table:style-name="ce21">
            <text:p><text:s text:c="3"/>302.28</text:p>
          </table:table-cell>
          <table:table-cell office:value-type="float" office:value="2.94" table:style-name="ce21">
            <text:p><text:s text:c="3"/>2.94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 table:style-name="ce1"/>
        </table:table-row>
        <table:table-row table:style-name="ro23">
          <table:table-cell office:value-type="string" table:style-name="ce126">
            <text:p>臺東縣</text:p>
          </table:table-cell>
          <table:table-cell office:value-type="float" office:value="3515.2525999999998" table:style-name="ce125">
            <text:p><text:s text:c="3"/>3,515.2526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147" table:style-name="ce122">
            <text:p><text:s text:c="3"/>147</text:p>
          </table:table-cell>
          <table:table-cell office:value-type="float" office:value="2684" table:style-name="ce122">
            <text:p><text:s text:c="3"/>2,684</text:p>
          </table:table-cell>
          <table:table-cell office:value-type="float" office:value="82436" table:style-name="ce122">
            <text:p><text:s text:c="3"/>82,436</text:p>
          </table:table-cell>
          <table:table-cell office:value-type="float" office:value="221633" table:style-name="ce123">
            <text:p><text:s text:c="3"/>221,633</text:p>
          </table:table-cell>
          <table:table-cell office:value-type="float" office:value="114722" table:style-name="ce122">
            <text:p><text:s text:c="3"/>114,722</text:p>
          </table:table-cell>
          <table:table-cell office:value-type="float" office:value="106911" table:style-name="ce122">
            <text:p><text:s text:c="3"/>106,911</text:p>
          </table:table-cell>
          <table:table-cell office:value-type="float" office:value="107.31" table:style-name="ce21">
            <text:p><text:s text:c="3"/>107.31</text:p>
          </table:table-cell>
          <table:table-cell office:value-type="float" office:value="63.048954149127155" table:style-name="ce21">
            <text:p><text:s text:c="3"/>63.05</text:p>
          </table:table-cell>
          <table:table-cell office:value-type="float" office:value="2.69" table:style-name="ce21">
            <text:p><text:s text:c="3"/>2.69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 table:style-name="ce1"/>
        </table:table-row>
        <table:table-row table:style-name="ro24">
          <table:table-cell office:value-type="string" table:style-name="ce126">
            <text:p>花蓮縣</text:p>
          </table:table-cell>
          <table:table-cell office:value-type="float" office:value="4628.5713999999998" table:style-name="ce125">
            <text:p><text:s text:c="3"/>4,628.5714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77" table:style-name="ce122">
            <text:p><text:s text:c="3"/>177</text:p>
          </table:table-cell>
          <table:table-cell office:value-type="float" office:value="3591" table:style-name="ce122">
            <text:p><text:s text:c="3"/>3,591</text:p>
          </table:table-cell>
          <table:table-cell office:value-type="float" office:value="125005" table:style-name="ce122">
            <text:p><text:s text:c="3"/>125,005</text:p>
          </table:table-cell>
          <table:table-cell office:value-type="float" office:value="331379" table:style-name="ce123">
            <text:p><text:s text:c="3"/>331,379</text:p>
          </table:table-cell>
          <table:table-cell office:value-type="float" office:value="168829" table:style-name="ce122">
            <text:p><text:s text:c="3"/>168,829</text:p>
          </table:table-cell>
          <table:table-cell office:value-type="float" office:value="162550" table:style-name="ce122">
            <text:p><text:s text:c="3"/>162,550</text:p>
          </table:table-cell>
          <table:table-cell office:value-type="float" office:value="103.86" table:style-name="ce21">
            <text:p><text:s text:c="3"/>103.86</text:p>
          </table:table-cell>
          <table:table-cell office:value-type="float" office:value="71.59422883700141" table:style-name="ce21">
            <text:p><text:s text:c="3"/>71.59</text:p>
          </table:table-cell>
          <table:table-cell office:value-type="float" office:value="2.65" table:style-name="ce21">
            <text:p><text:s text:c="3"/>2.65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 table:style-name="ce1"/>
        </table:table-row>
        <table:table-row table:style-name="ro24">
          <table:table-cell office:value-type="string" table:style-name="ce126">
            <text:p>澎湖縣</text:p>
          </table:table-cell>
          <table:table-cell office:value-type="float" office:value="126.86409999999999" table:style-name="ce125">
            <text:p><text:s text:c="3"/>126.8641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6" table:style-name="ce122">
            <text:p><text:s text:c="3"/>96</text:p>
          </table:table-cell>
          <table:table-cell office:value-type="float" office:value="1390" table:style-name="ce122">
            <text:p><text:s text:c="3"/>1,390</text:p>
          </table:table-cell>
          <table:table-cell office:value-type="float" office:value="38722" table:style-name="ce122">
            <text:p><text:s text:c="3"/>38,722</text:p>
          </table:table-cell>
          <table:table-cell office:value-type="float" office:value="102396" table:style-name="ce123">
            <text:p><text:s text:c="3"/>102,396</text:p>
          </table:table-cell>
          <table:table-cell office:value-type="float" office:value="52802" table:style-name="ce122">
            <text:p><text:s text:c="3"/>52,802</text:p>
          </table:table-cell>
          <table:table-cell office:value-type="float" office:value="49594" table:style-name="ce122">
            <text:p><text:s text:c="3"/>49,594</text:p>
          </table:table-cell>
          <table:table-cell office:value-type="float" office:value="106.47" table:style-name="ce21">
            <text:p><text:s text:c="3"/>106.47</text:p>
          </table:table-cell>
          <table:table-cell office:value-type="float" office:value="807.13141069853498" table:style-name="ce21">
            <text:p><text:s text:c="3"/>807.13</text:p>
          </table:table-cell>
          <table:table-cell office:value-type="float" office:value="2.64" table:style-name="ce21">
            <text:p><text:s text:c="3"/>2.64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 table:style-name="ce1"/>
        </table:table-row>
        <table:table-row table:style-name="ro1">
          <table:table-cell office:value-type="string" table:style-name="ce126">
            <text:p>基隆市</text:p>
          </table:table-cell>
          <table:table-cell office:value-type="float" office:value="132.75890000000001" table:style-name="ce125">
            <text:p><text:s text:c="3"/>132.7589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157" table:style-name="ce122">
            <text:p><text:s text:c="3"/>157</text:p>
          </table:table-cell>
          <table:table-cell office:value-type="float" office:value="3310" table:style-name="ce122">
            <text:p><text:s text:c="3"/>3,310</text:p>
          </table:table-cell>
          <table:table-cell office:value-type="float" office:value="151001" table:style-name="ce122">
            <text:p><text:s text:c="3"/>151,001</text:p>
          </table:table-cell>
          <table:table-cell office:value-type="float" office:value="371878" table:style-name="ce123">
            <text:p><text:s text:c="3"/>371,878</text:p>
          </table:table-cell>
          <table:table-cell office:value-type="float" office:value="186667" table:style-name="ce122">
            <text:p><text:s text:c="3"/>186,667</text:p>
          </table:table-cell>
          <table:table-cell office:value-type="float" office:value="185211" table:style-name="ce122">
            <text:p><text:s text:c="3"/>185,211</text:p>
          </table:table-cell>
          <table:table-cell office:value-type="float" office:value="100.79" table:style-name="ce21">
            <text:p><text:s text:c="3"/>100.79</text:p>
          </table:table-cell>
          <table:table-cell office:value-type="float" office:value="2801.1530677039354" table:style-name="ce21">
            <text:p><text:s text:c="3"/>2,801.15</text:p>
          </table:table-cell>
          <table:table-cell office:value-type="float" office:value="2.46" table:style-name="ce21">
            <text:p><text:s text:c="3"/>2.46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 table:style-name="ce1"/>
        </table:table-row>
        <table:table-row table:style-name="ro24">
          <table:table-cell office:value-type="string" table:style-name="ce126">
            <text:p>新竹市</text:p>
          </table:table-cell>
          <table:table-cell office:value-type="float" office:value="104.15260000000001" table:style-name="ce125">
            <text:p><text:s text:c="3"/>104.152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22" table:style-name="ce122">
            <text:p><text:s text:c="3"/>122</text:p>
          </table:table-cell>
          <table:table-cell office:value-type="float" office:value="2185" table:style-name="ce122">
            <text:p><text:s text:c="3"/>2,185</text:p>
          </table:table-cell>
          <table:table-cell office:value-type="float" office:value="158284" table:style-name="ce122">
            <text:p><text:s text:c="3"/>158,284</text:p>
          </table:table-cell>
          <table:table-cell office:value-type="float" office:value="434955" table:style-name="ce123">
            <text:p><text:s text:c="3"/>434,955</text:p>
          </table:table-cell>
          <table:table-cell office:value-type="float" office:value="215156" table:style-name="ce122">
            <text:p><text:s text:c="3"/>215,156</text:p>
          </table:table-cell>
          <table:table-cell office:value-type="float" office:value="219799" table:style-name="ce122">
            <text:p><text:s text:c="3"/>219,799</text:p>
          </table:table-cell>
          <table:table-cell office:value-type="float" office:value="97.89" table:style-name="ce21">
            <text:p><text:s text:c="3"/>97.89</text:p>
          </table:table-cell>
          <table:table-cell office:value-type="float" office:value="4176.1319448578333" table:style-name="ce21">
            <text:p><text:s text:c="3"/>4,176.13</text:p>
          </table:table-cell>
          <table:table-cell office:value-type="float" office:value="2.75" table:style-name="ce21">
            <text:p><text:s text:c="3"/>2.75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 table:style-name="ce1"/>
        </table:table-row>
        <table:table-row table:style-name="ro24">
          <table:table-cell office:value-type="string" table:style-name="ce126">
            <text:p>嘉義市</text:p>
          </table:table-cell>
          <table:table-cell office:value-type="float" office:value="60.025599999999997" table:style-name="ce125">
            <text:p><text:s text:c="3"/>60.025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4" table:style-name="ce122">
            <text:p><text:s text:c="3"/>84</text:p>
          </table:table-cell>
          <table:table-cell office:value-type="float" office:value="1387" table:style-name="ce122">
            <text:p><text:s text:c="3"/>1,387</text:p>
          </table:table-cell>
          <table:table-cell office:value-type="float" office:value="98596" table:style-name="ce122">
            <text:p><text:s text:c="3"/>98,596</text:p>
          </table:table-cell>
          <table:table-cell office:value-type="float" office:value="270295" table:style-name="ce123">
            <text:p><text:s text:c="3"/>270,295</text:p>
          </table:table-cell>
          <table:table-cell office:value-type="float" office:value="131764" table:style-name="ce122">
            <text:p><text:s text:c="3"/>131,764</text:p>
          </table:table-cell>
          <table:table-cell office:value-type="float" office:value="138531" table:style-name="ce122">
            <text:p><text:s text:c="3"/>138,531</text:p>
          </table:table-cell>
          <table:table-cell office:value-type="float" office:value="95.12" table:style-name="ce21">
            <text:p><text:s text:c="3"/>95.12</text:p>
          </table:table-cell>
          <table:table-cell office:value-type="float" office:value="4502.9953886341827" table:style-name="ce21">
            <text:p><text:s text:c="3"/>4,503.00</text:p>
          </table:table-cell>
          <table:table-cell office:value-type="float" office:value="2.74" table:style-name="ce21">
            <text:p><text:s text:c="3"/>2.74</text:p>
          </table:table-cell>
          <table:table-cell table:style-name="ce101"/>
          <table:table-cell table:style-name="ce136"/>
          <table:table-cell table:style-name="ce135"/>
          <table:table-cell table:style-name="ce134"/>
          <table:table-cell table:style-name="ce101"/>
          <table:table-cell table:number-columns-repeated="16367" table:style-name="ce1"/>
        </table:table-row>
        <table:table-row table:style-name="ro22">
          <table:table-cell office:value-type="string" table:style-name="ce133">
            <text:p>福建省</text:p>
          </table:table-cell>
          <table:table-cell office:value-type="float" office:value="180.45600000000002" table:style-name="ce132">
            <text:p><text:s text:c="3"/>180.4560</text:p>
          </table:table-cell>
          <table:table-cell office:value-type="float" office:value="10" table:style-name="ce131">
            <text:p><text:s text:c="3"/>10</text:p>
          </table:table-cell>
          <table:table-cell office:value-type="float" office:value="59" table:style-name="ce130">
            <text:p><text:s text:c="3"/>59</text:p>
          </table:table-cell>
          <table:table-cell office:value-type="float" office:value="903" table:style-name="ce130">
            <text:p><text:s text:c="3"/>903</text:p>
          </table:table-cell>
          <table:table-cell office:value-type="float" office:value="41427" table:style-name="ce130">
            <text:p><text:s text:c="3"/>41,427</text:p>
          </table:table-cell>
          <table:table-cell office:value-type="float" office:value="145668" table:style-name="ce65">
            <text:p><text:s text:c="3"/>145,668</text:p>
          </table:table-cell>
          <table:table-cell office:value-type="float" office:value="73879" table:style-name="ce130">
            <text:p><text:s text:c="3"/>73,879</text:p>
          </table:table-cell>
          <table:table-cell office:value-type="float" office:value="71789" table:style-name="ce130">
            <text:p><text:s text:c="3"/>71,789</text:p>
          </table:table-cell>
          <table:table-cell office:value-type="float" office:value="102.91" table:style-name="ce62">
            <text:p><text:s text:c="3"/>102.91</text:p>
          </table:table-cell>
          <table:table-cell office:value-type="float" office:value="807.22170501396454" table:style-name="ce62">
            <text:p><text:s text:c="3"/>807.22</text:p>
          </table:table-cell>
          <table:table-cell office:value-type="float" office:value="3.52" table:style-name="ce62">
            <text:p><text:s text:c="3"/>3.52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 table:style-name="ce1"/>
        </table:table-row>
        <table:table-row table:style-name="ro24">
          <table:table-cell office:value-type="string" table:style-name="ce126">
            <text:p>金門縣</text:p>
          </table:table-cell>
          <table:table-cell office:value-type="float" office:value="151.65600000000001" table:style-name="ce125">
            <text:p><text:s text:c="3"/>151.6560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7" table:style-name="ce122">
            <text:p><text:s text:c="3"/>37</text:p>
          </table:table-cell>
          <table:table-cell office:value-type="float" office:value="767" table:style-name="ce122">
            <text:p><text:s text:c="3"/>767</text:p>
          </table:table-cell>
          <table:table-cell office:value-type="float" office:value="38798" table:style-name="ce122">
            <text:p><text:s text:c="3"/>38,798</text:p>
          </table:table-cell>
          <table:table-cell office:value-type="float" office:value="133150" table:style-name="ce123">
            <text:p><text:s text:c="3"/>133,150</text:p>
          </table:table-cell>
          <table:table-cell office:value-type="float" office:value="66713" table:style-name="ce122">
            <text:p><text:s text:c="3"/>66,713</text:p>
          </table:table-cell>
          <table:table-cell office:value-type="float" office:value="66437" table:style-name="ce122">
            <text:p><text:s text:c="3"/>66,437</text:p>
          </table:table-cell>
          <table:table-cell office:value-type="float" office:value="100.42" table:style-name="ce21">
            <text:p><text:s text:c="3"/>100.42</text:p>
          </table:table-cell>
          <table:table-cell office:value-type="float" office:value="877.97383552249823" table:style-name="ce21">
            <text:p><text:s text:c="3"/>877.97</text:p>
          </table:table-cell>
          <table:table-cell office:value-type="float" office:value="3.43" table:style-name="ce21">
            <text:p><text:s text:c="3"/>3.43</text:p>
          </table:table-cell>
          <table:table-cell table:style-name="ce101"/>
          <table:table-cell table:style-name="ce129"/>
          <table:table-cell table:style-name="ce128"/>
          <table:table-cell table:style-name="ce127"/>
          <table:table-cell table:style-name="ce101"/>
          <table:table-cell table:number-columns-repeated="16367" table:style-name="ce1"/>
        </table:table-row>
        <table:table-row table:style-name="ro24">
          <table:table-cell office:value-type="string" table:style-name="ce126">
            <text:p>連江縣</text:p>
          </table:table-cell>
          <table:table-cell office:value-type="float" office:value="28.8" table:style-name="ce125">
            <text:p><text:s text:c="3"/>28.800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136" table:style-name="ce122">
            <text:p><text:s text:c="3"/>136</text:p>
          </table:table-cell>
          <table:table-cell office:value-type="float" office:value="2629" table:style-name="ce122">
            <text:p><text:s text:c="3"/>2,629</text:p>
          </table:table-cell>
          <table:table-cell office:value-type="float" office:value="12518" table:style-name="ce123">
            <text:p><text:s text:c="3"/>12,518</text:p>
          </table:table-cell>
          <table:table-cell office:value-type="float" office:value="7166" table:style-name="ce122">
            <text:p><text:s text:c="3"/>7,166</text:p>
          </table:table-cell>
          <table:table-cell office:value-type="float" office:value="5352" table:style-name="ce122">
            <text:p><text:s text:c="3"/>5,352</text:p>
          </table:table-cell>
          <table:table-cell office:value-type="float" office:value="133.88999999999999" table:style-name="ce21">
            <text:p><text:s text:c="3"/>133.89</text:p>
          </table:table-cell>
          <table:table-cell office:value-type="float" office:value="434.65277777777777" table:style-name="ce21">
            <text:p><text:s text:c="3"/>434.65</text:p>
          </table:table-cell>
          <table:table-cell office:value-type="float" office:value="4.76" table:style-name="ce21">
            <text:p><text:s text:c="3"/>4.76</text:p>
          </table:table-cell>
          <table:table-cell table:style-name="ce101"/>
          <table:table-cell table:style-name="ce119"/>
          <table:table-cell table:style-name="ce118"/>
          <table:table-cell table:style-name="ce121"/>
          <table:table-cell table:style-name="ce101"/>
          <table:table-cell table:number-columns-repeated="16367" table:style-name="ce1"/>
        </table:table-row>
        <table:table-row table:style-name="ro25">
          <table:table-cell office:value-type="string" table:style-name="ce116">
            <text:p>東沙群島</text:p>
          </table:table-cell>
          <table:table-cell office:value-type="float" office:value="2.38" table:style-name="ce120">
            <text:p><text:s text:c="3"/>2.3800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table:style-name="ce101"/>
          <table:table-cell table:style-name="ce119"/>
          <table:table-cell table:style-name="ce118"/>
          <table:table-cell table:style-name="ce117"/>
          <table:table-cell table:style-name="ce101"/>
          <table:table-cell table:number-columns-repeated="16367" table:style-name="ce1"/>
        </table:table-row>
        <table:table-row table:style-name="ro24">
          <table:table-cell office:value-type="string" table:style-name="ce116">
            <text:p>南沙群島</text:p>
          </table:table-cell>
          <table:table-cell office:value-type="float" office:value="0.50449999999999995" table:style-name="ce115">
            <text:p><text:s text:c="3"/>0.5045</text:p>
          </table:table-cell>
          <table:table-cell office:value-type="string" table:style-name="ce114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office:value-type="string" table:style-name="ce113">
            <text:p>…</text:p>
          </table:table-cell>
          <table:table-cell table:number-columns-repeated="16372" table:style-name="ce1"/>
        </table:table-row>
        <table:table-row table:style-name="ro26">
          <table:table-cell table:style-name="ce112"/>
          <table:table-cell table:style-name="ce111"/>
          <table:table-cell table:style-name="ce110"/>
          <table:table-cell table:number-columns-repeated="3" table:style-name="ce108"/>
          <table:table-cell table:style-name="ce109"/>
          <table:table-cell table:number-columns-repeated="2" table:style-name="ce108"/>
          <table:table-cell table:number-columns-repeated="2" table:style-name="ce107"/>
          <table:table-cell table:style-name="ce106"/>
          <table:table-cell table:number-columns-repeated="244" table:style-name="ce101"/>
          <table:table-cell table:number-columns-repeated="16128" table:style-name="ce105"/>
        </table:table-row>
        <table:table-row table:style-name="ro24">
          <table:table-cell office:value-type="string" table:style-name="ce4">
            <text:p><text:span text:style-name="T3"><text:s/></text:span><text:span text:style-name="T2">說明：1.本表村里數及鄰數係指設有戶籍之戶籍登記資料，非行政區域資料。</text:span></text:p>
          </table:table-cell>
          <table:table-cell table:style-name="ce104"/>
          <table:table-cell table:style-name="ce103"/>
          <table:table-cell table:number-columns-repeated="5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民國<text:span text:style-name="T7">105</text:span>年<text:span text:style-name="T7">9</text:span>月<text:span text:style-name="T7">6</text:span>日修正<text:span text:style-name="T7">(</text:span>南沙群島土地面積<text:span text:style-name="T7">)</text:span></text:p>
          </table:table-cell>
          <table:table-cell table:style-name="ce102"/>
          <table:table-cell table:number-columns-repeated="16371" table:style-name="ce101"/>
        </table:table-row>
        <table:table-row table:style-name="ro17">
          <table:table-cell office:value-type="string" table:style-name="ce4">
            <text:p><text:s text:c="12"/>2.96年12月起，我國土地面積增列東沙群島(2.38平方公里)及南沙群島太平島(0.4896平方公里)，</text:p>
          </table:table-cell>
          <table:table-cell table:number-columns-repeated="2" table:style-name="ce98"/>
          <table:table-cell table:number-columns-repeated="16381" table:style-name="ce1"/>
        </table:table-row>
        <table:table-row table:style-name="ro17">
          <table:table-cell office:value-type="string" table:style-name="ce4">
            <text:p><text:s text:c="15"/>由高雄市代管；其設籍人口列於高雄市統計。</text:p>
          </table:table-cell>
          <table:table-cell table:number-columns-repeated="2" table:style-name="ce98"/>
          <table:table-cell table:number-columns-repeated="16381" table:style-name="ce1"/>
        </table:table-row>
        <table:table-row table:style-name="ro27">
          <table:table-cell office:value-type="string" table:style-name="ce2">
            <text:p><text:s text:c="12"/>3.104年12月南沙太平島交通基礎整建工程竣工，增加面積0.0149平方公里。</text:p>
          </table:table-cell>
          <table:table-cell table:number-columns-repeated="2" table:style-name="ce98"/>
          <table:table-cell table:number-columns-repeated="16381" table:style-name="ce1"/>
        </table:table-row>
        <table:table-row table:style-name="ro27">
          <table:table-cell table:style-name="ce100"/>
          <table:table-cell table:number-columns-repeated="2" table:style-name="ce98"/>
          <table:table-cell table:number-columns-repeated="16381" table:style-name="ce1"/>
        </table:table-row>
        <table:table-row table:number-rows-repeated="25" table:style-name="ro17">
          <table:table-cell table:number-columns-repeated="16384"/>
        </table:table-row>
        <table:table-row table:style-name="ro17">
          <table:table-cell table:number-columns-repeated="7"/>
          <table:table-cell table:style-name="ce99"/>
          <table:table-cell table:number-columns-repeated="16376"/>
        </table:table-row>
        <table:table-row table:number-rows-repeated="1048513" table:style-name="ro17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160" table:style-name="ta3">
        <table:table-source xlink:href="file:///D:/0662/A.上網月報(含1科)/105年/10505/新表號02,07~11-連結(公式)檔105.5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RCRP0C1D0" table:style-name="ta3">
        <table:table-source xlink:href="file:///D:/0662/A.上網月報(含1科)/105年/10505/新表號02,07~11-連結(公式)檔105.5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RCRP0C1E0" table:style-name="ta3">
        <table:table-source xlink:href="file:///D:/0662/A.上網月報(含1科)/105年/10505/新表號02,07~11-連結(公式)檔105.5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7出生-年月別" table:style-name="ta3">
        <table:table-source xlink:href="file:///D:/0662/A.上網月報(含1科)/105年/10505/新表號02,07~11-連結(公式)檔105.5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7-縣市別" table:style-name="ta3">
        <table:table-source xlink:href="file:///D:/0662/A.上網月報(含1科)/105年/10505/新表號02,07~11-連結(公式)檔105.5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8結婚-年月別_+計" table:style-name="ta3">
        <table:table-source xlink:href="file:///D:/0662/A.上網月報(含1科)/105年/10505/新表號02,07~11-連結(公式)檔105.5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8-縣市別+計" table:style-name="ta3">
        <table:table-source xlink:href="file:///D:/0662/A.上網月報(含1科)/105年/10505/新表號02,07~11-連結(公式)檔105.5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8-設籍情形+計" table:style-name="ta3">
        <table:table-source xlink:href="file:///D:/0662/A.上網月報(含1科)/105年/10505/新表號02,07~11-連結(公式)檔105.5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9離婚-年月別+計" table:style-name="ta3">
        <table:table-source xlink:href="file:///D:/0662/A.上網月報(含1科)/105年/10505/新表號02,07~11-連結(公式)檔105.5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9縣市別_+計" table:style-name="ta3">
        <table:table-source xlink:href="file:///D:/0662/A.上網月報(含1科)/105年/10505/新表號02,07~11-連結(公式)檔105.5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09設籍情形+計" table:style-name="ta3">
        <table:table-source xlink:href="file:///D:/0662/A.上網月報(含1科)/105年/10505/新表號02,07~11-連結(公式)檔105.5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10戶籍登記-年月別" table:style-name="ta3">
        <table:table-source xlink:href="file:///D:/0662/A.上網月報(含1科)/105年/10505/新表號02,07~11-連結(公式)檔105.5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10縣市別" table:style-name="ta3">
        <table:table-source xlink:href="file:///D:/0662/A.上網月報(含1科)/105年/10505/新表號02,07~11-連結(公式)檔105.5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2,07~11-連結(公式)檔105.5.xls'#11遷徙" table:style-name="ta3">
        <table:table-source xlink:href="file:///D:/0662/A.上網月報(含1科)/105年/10505/新表號02,07~11-連結(公式)檔105.5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   </number:text>
      <number:number number:decimal-places="2" number:min-integer-digits="1" number:grouping="true"/>
    </number:number-style>
    <number:number-style style:name="N49P1">
      <number:text>－   </number:text>
      <number:number number:decimal-places="2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">
      <number:number number:decimal-places="2" number:min-integer-digits="1"/>
      <number:text> </number:text>
    </number:number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－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2" number:min-integer-digits="1" number:grouping="true"/>
    </number:number-style>
    <number:number-style style:name="N56P1">
      <number:text>     －</number:text>
      <number:number number:decimal-places="2" number:min-integer-digits="1" number:grouping="true"/>
    </number:number-style>
    <number:text-style style:name="N56">
      <number:text>0.00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number:number-style style:name="N5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9P2">
      <number:text> - </number:text>
    </number:text-style>
    <number:text-style style:name="N59">
      <number:text> </number:text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9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6T09:48:36Z</meta:creation-date>
    <dc:date>2016-09-06T09:50:22Z</dc:date>
  </office:meta>
</office:document-meta>
</file>